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900000102B14E607C.jp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Courier New1" svg:font-family="'Courier New'" style:font-adornments="Обикновен"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Обикновен"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а2" style:family="table">
      <style:table-properties style:width="17cm" fo:margin-top="0cm" fo:margin-bottom="0cm" table:align="margins" style:writing-mode="lr-tb"/>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5" style:family="table">
      <style:table-properties style:width="17cm" table:align="margins" style:writing-mode="lr-tb"/>
    </style:style>
    <style:style style:name="Таблица5.A" style:family="table-column">
      <style:table-column-properties style:column-width="8.5cm" style:rel-column-width="32767*"/>
    </style:style>
    <style:style style:name="Таблица5.B" style:family="table-column">
      <style:table-column-properties style:column-width="8.5cm" style:rel-column-width="32768*"/>
    </style:style>
    <style:style style:name="Таблица5.A1" style:family="table-cell">
      <style:table-cell-properties fo:background-color="transparent" fo:padding="0.097cm" fo:border="none">
        <style:background-image/>
      </style:table-cell-properties>
    </style:style>
    <style:style style:name="Таблица5.B1" style:family="table-cell">
      <style:table-cell-properties fo:padding="0.097cm" fo:border="none"/>
    </style:style>
    <style:style style:name="Таблица6" style:family="table">
      <style:table-properties style:width="17cm" table:align="margins" style:writing-mode="lr-tb"/>
    </style:style>
    <style:style style:name="Таблица6.A" style:family="table-column">
      <style:table-column-properties style:column-width="8.5cm" style:rel-column-width="32767*"/>
    </style:style>
    <style:style style:name="Таблица6.B" style:family="table-column">
      <style:table-column-properties style:column-width="8.5cm" style:rel-column-width="32768*"/>
    </style:style>
    <style:style style:name="Таблица6.1" style:family="table-row">
      <style:table-row-properties style:keep-together="false" fo:keep-together="always"/>
    </style:style>
    <style:style style:name="Таблица6.A1" style:family="table-cell">
      <style:table-cell-properties fo:padding="0.097cm" fo:border="none"/>
    </style:style>
    <style:style style:name="Таблица4" style:family="table">
      <style:table-properties style:width="17cm" table:align="margins" style:writing-mode="lr-tb"/>
    </style:style>
    <style:style style:name="Таблица4.A" style:family="table-column">
      <style:table-column-properties style:column-width="8.5cm" style:rel-column-width="32767*"/>
    </style:style>
    <style:style style:name="Таблица4.B" style:family="table-column">
      <style:table-column-properties style:column-width="8.5cm" style:rel-column-width="32768*"/>
    </style:style>
    <style:style style:name="Таблица1" style:family="table">
      <style:table-properties style:width="17cm" table:align="margins" style:may-break-between-rows="false" style:writing-mode="lr-tb"/>
    </style:style>
    <style:style style:name="Таблица1.A" style:family="table-column">
      <style:table-column-properties style:column-width="4.249cm" style:rel-column-width="16383*"/>
    </style:style>
    <style:style style:name="Таблица1.D" style:family="table-column">
      <style:table-column-properties style:column-width="4.251cm" style:rel-column-width="16386*"/>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D1" style:family="table-cell">
      <style:table-cell-properties style:vertical-align="middle" fo:padding="0.097cm" fo:border="0.002cm solid #000000"/>
    </style:style>
    <style:style style:name="Таблица1.A2" style:family="table-cell">
      <style:table-cell-properties style:vertical-align="middle" fo:padding="0.097cm" fo:border-left="0.002cm solid #000000" fo:border-right="none" fo:border-top="none" fo:border-bottom="0.002cm solid #000000"/>
    </style:style>
    <style:style style:name="Таблица1.D2" style:family="table-cell">
      <style:table-cell-properties style:vertical-align="middle" fo:padding="0.097cm" fo:border-left="0.002cm solid #000000" fo:border-right="0.002cm solid #000000" fo:border-top="none" fo:border-bottom="0.002cm solid #000000"/>
    </style:style>
    <style:style style:name="Таблица3" style:family="table">
      <style:table-properties style:width="11.068cm" fo:margin-left="3.094cm" fo:margin-right="2.838cm" table:align="margins" style:writing-mode="lr-tb"/>
    </style:style>
    <style:style style:name="Таблица3.A" style:family="table-column">
      <style:table-column-properties style:column-width="1.169cm" style:rel-column-width="6924*"/>
    </style:style>
    <style:style style:name="Таблица3.B" style:family="table-column">
      <style:table-column-properties style:column-width="4.255cm" style:rel-column-width="25190*"/>
    </style:style>
    <style:style style:name="Таблица3.C" style:family="table-column">
      <style:table-column-properties style:column-width="3.043cm" style:rel-column-width="18015*"/>
    </style:style>
    <style:style style:name="Таблица3.D" style:family="table-column">
      <style:table-column-properties style:column-width="2.602cm" style:rel-column-width="15406*"/>
    </style:style>
    <style:style style:name="Таблица3.A1" style:family="table-cell">
      <style:table-cell-properties fo:padding="0.097cm" fo:border="none"/>
    </style:style>
    <style:style style:name="P1" style:family="paragraph" style:parent-style-name="Header">
      <style:paragraph-properties fo:margin-top="0cm" fo:margin-bottom="1.058cm"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Standard">
      <style:paragraph-properties fo:line-height="100%"/>
      <style:text-properties fo:language="en" fo:country="US" fo:font-style="italic" style:font-style-asian="italic" style:font-style-complex="italic"/>
    </style:style>
    <style:style style:name="P5" style:family="paragraph" style:parent-style-name="Standard">
      <style:paragraph-properties fo:line-height="100%"/>
      <style:text-properties fo:language="en" fo:country="US"/>
    </style:style>
    <style:style style:name="P6" style:family="paragraph" style:parent-style-name="Standard">
      <style:paragraph-properties fo:line-height="130%"/>
      <style:text-properties fo:font-size="14pt" style:font-size-asian="14pt" style:font-size-complex="14pt"/>
    </style:style>
    <style:style style:name="P7" style:family="paragraph" style:parent-style-name="Standard">
      <style:text-properties fo:font-size="6pt" style:font-size-asian="6pt" style:font-size-complex="6pt"/>
    </style:style>
    <style:style style:name="P8" style:family="paragraph" style:parent-style-name="Standard">
      <style:text-properties style:font-name="Courier New" fo:font-size="11pt" fo:language="en" fo:country="US" style:font-size-asian="11pt" style:font-size-complex="11pt"/>
    </style:style>
    <style:style style:name="P9" style:family="paragraph" style:parent-style-name="Standard">
      <style:paragraph-properties fo:margin-left="1.27cm" fo:margin-right="0cm" fo:text-indent="0cm" style:auto-text-indent="false"/>
      <style:text-properties style:font-name="Courier New" fo:language="en" fo:country="US"/>
    </style:style>
    <style:style style:name="P10" style:family="paragraph" style:parent-style-name="Standard">
      <style:paragraph-properties fo:margin-left="1.27cm" fo:margin-right="0cm" fo:text-indent="0cm" style:auto-text-indent="false"/>
      <style:text-properties style:font-name="Courier New1"/>
    </style:style>
    <style:style style:name="P11" style:family="paragraph" style:parent-style-name="Standard">
      <style:paragraph-properties fo:margin-left="1.27cm" fo:margin-right="0cm" fo:margin-top="0cm" fo:margin-bottom="0.199cm" fo:text-indent="0cm" style:auto-text-indent="false"/>
    </style:style>
    <style:style style:name="P12" style:family="paragraph" style:parent-style-name="Standard">
      <style:paragraph-properties fo:margin-left="1.27cm" fo:margin-right="0cm" fo:margin-top="0cm" fo:margin-bottom="0.199cm" fo:text-indent="0cm" style:auto-text-indent="false"/>
      <style:text-properties style:font-name="Courier New"/>
    </style:style>
    <style:style style:name="P13" style:family="paragraph" style:parent-style-name="Standard">
      <style:paragraph-properties fo:margin-left="1.27cm" fo:margin-right="0cm" fo:margin-top="0cm" fo:margin-bottom="0.199cm" fo:line-height="100%" fo:text-indent="0cm" style:auto-text-indent="false"/>
      <style:text-properties style:font-name="Courier New" fo:font-size="11pt" style:font-size-asian="11pt" style:font-size-complex="11pt"/>
    </style:style>
    <style:style style:name="P14" style:family="paragraph" style:parent-style-name="Standard">
      <style:paragraph-properties fo:margin-left="1.27cm" fo:margin-right="0cm" fo:margin-top="0cm" fo:margin-bottom="0.199cm" fo:text-indent="0cm" style:auto-text-indent="false"/>
      <style:text-properties style:font-name="Courier New" fo:language="en" fo:country="US"/>
    </style:style>
    <style:style style:name="P15" style:family="paragraph" style:parent-style-name="Standard">
      <style:paragraph-properties fo:margin-left="1.27cm" fo:margin-right="0cm" fo:margin-top="0cm" fo:margin-bottom="0.101cm" fo:text-indent="0cm" style:auto-text-indent="false"/>
    </style:style>
    <style:style style:name="P16" style:family="paragraph" style:parent-style-name="Standard">
      <style:paragraph-properties fo:margin-left="1.27cm" fo:margin-right="0cm" fo:margin-top="0cm" fo:margin-bottom="0.101cm" fo:line-height="100%" fo:text-indent="0cm" style:auto-text-indent="false"/>
      <style:text-properties style:font-name="Courier New" fo:font-size="11pt" style:font-size-asian="11pt" style:font-size-complex="11pt"/>
    </style:style>
    <style:style style:name="P17" style:family="paragraph" style:parent-style-name="Standard">
      <style:paragraph-properties fo:margin-left="1.27cm" fo:margin-right="0cm" fo:margin-top="0cm" fo:margin-bottom="0.101cm" fo:line-height="100%" fo:text-indent="0cm" style:auto-text-indent="false"/>
      <style:text-properties style:font-name="Courier New" fo:font-size="11pt" fo:language="en" fo:country="US" style:font-size-asian="11pt" style:font-size-complex="11pt"/>
    </style:style>
    <style:style style:name="P18" style:family="paragraph" style:parent-style-name="Standard">
      <style:paragraph-properties fo:margin-left="1.27cm" fo:margin-right="0cm" fo:margin-top="0cm" fo:margin-bottom="0.3cm" fo:line-height="100%" fo:text-indent="0cm" style:auto-text-indent="false"/>
      <style:text-properties style:font-name="Courier New" fo:font-size="11pt" fo:language="en" fo:country="US" style:font-size-asian="11pt" style:font-size-complex="11pt"/>
    </style:style>
    <style:style style:name="P19" style:family="paragraph" style:parent-style-name="Standard">
      <style:paragraph-properties fo:margin-top="0.199cm" fo:margin-bottom="0.3cm"/>
      <style:text-properties fo:font-weight="bold" style:font-weight-asian="bold" style:font-weight-complex="bold"/>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margin-top="0cm" fo:margin-bottom="0.199cm" fo:text-indent="0cm" style:auto-text-indent="false"/>
    </style:style>
    <style:style style:name="P22" style:family="paragraph" style:parent-style-name="Standard">
      <style:paragraph-properties fo:margin-left="0cm" fo:margin-right="0cm" fo:margin-top="0cm" fo:margin-bottom="0.199cm" fo:line-height="100%" fo:text-indent="0cm" style:auto-text-indent="false"/>
      <style:text-properties style:font-name="Arial" fo:font-size="12pt" fo:language="en" fo:country="US" style:font-size-asian="12pt" style:font-size-complex="12pt"/>
    </style:style>
    <style:style style:name="P23" style:family="paragraph" style:parent-style-name="Standard">
      <style:paragraph-properties fo:margin-left="0cm" fo:margin-right="0cm" fo:margin-top="0cm" fo:margin-bottom="0cm" fo:line-height="100%" fo:text-align="center" style:justify-single-word="false" fo:text-indent="0cm" style:auto-text-indent="false"/>
      <style:text-properties style:font-name="Arial" fo:font-size="11pt" fo:font-weight="bold" style:font-size-asian="11pt" style:font-weight-asian="bold" style:font-size-complex="11pt" style:font-weight-complex="bold"/>
    </style:style>
    <style:style style:name="P24"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1pt" fo:font-weight="bold" style:font-size-asian="11pt" style:font-weight-asian="bold" style:font-size-complex="11pt" style:font-weight-complex="bold"/>
    </style:style>
    <style:style style:name="P25" style:family="paragraph" style:parent-style-name="Standard">
      <style:paragraph-properties fo:margin-left="0cm" fo:margin-right="0cm" fo:margin-top="0cm" fo:margin-bottom="0cm" fo:line-height="100%" fo:text-indent="0cm" style:auto-text-indent="false"/>
      <style:text-properties style:font-name="Arial" fo:font-size="11pt" style:font-size-asian="11pt" style:font-size-complex="11pt"/>
    </style:style>
    <style:style style:name="P26" style:family="paragraph" style:parent-style-name="Standard">
      <style:paragraph-properties fo:margin-left="0cm" fo:margin-right="0cm" fo:margin-top="0cm" fo:margin-bottom="0.3cm" fo:line-height="100%" fo:text-indent="0cm" style:auto-text-indent="false"/>
      <style:text-properties style:font-name="Arial" fo:font-size="11pt" style:font-size-asian="11pt" style:font-size-complex="11pt"/>
    </style:style>
    <style:style style:name="P27" style:family="paragraph" style:parent-style-name="Standard">
      <style:paragraph-properties fo:margin-top="0cm" fo:margin-bottom="0.199cm"/>
    </style:style>
    <style:style style:name="P28" style:family="paragraph" style:parent-style-name="Standard">
      <style:paragraph-properties fo:margin-top="0cm" fo:margin-bottom="0.199cm"/>
      <style:text-properties fo:language="en" fo:country="US"/>
    </style:style>
    <style:style style:name="P29" style:family="paragraph" style:parent-style-name="Standard">
      <style:paragraph-properties fo:margin-top="0cm" fo:margin-bottom="0.199cm" fo:line-height="100%"/>
      <style:text-properties fo:language="en" fo:country="US"/>
    </style:style>
    <style:style style:name="P30" style:family="paragraph" style:parent-style-name="Standard">
      <style:paragraph-properties fo:margin-top="0cm" fo:margin-bottom="0.199cm"/>
      <style:text-properties style:font-name="Arial" fo:font-size="12pt" style:font-size-asian="12pt" style:font-size-complex="12pt"/>
    </style:style>
    <style:style style:name="P31" style:family="paragraph" style:parent-style-name="Standard">
      <style:paragraph-properties fo:margin-top="0cm" fo:margin-bottom="0.199cm"/>
      <style:text-properties style:font-name="Courier New"/>
    </style:style>
    <style:style style:name="P32" style:family="paragraph" style:parent-style-name="Standard">
      <style:paragraph-properties fo:margin-top="0cm" fo:margin-bottom="0.199cm" fo:line-height="100%"/>
      <style:text-properties style:font-name="Courier New" fo:font-size="11pt" fo:language="en" fo:country="US" style:font-size-asian="11pt" style:font-size-complex="11pt"/>
    </style:style>
    <style:style style:name="P33" style:family="paragraph" style:parent-style-name="Table_20_Contents">
      <style:paragraph-properties fo:margin-top="0cm" fo:margin-bottom="0.199cm"/>
      <style:text-properties fo:font-size="6pt" style:font-size-asian="6pt" style:font-size-complex="6pt"/>
    </style:style>
    <style:style style:name="P34" style:family="paragraph" style:parent-style-name="Table_20_Contents">
      <style:paragraph-properties fo:margin-top="0cm" fo:margin-bottom="0.199cm" fo:text-align="start" style:justify-single-word="false"/>
      <style:text-properties fo:font-size="6pt" style:font-size-asian="6pt" style:font-size-complex="6pt"/>
    </style:style>
    <style:style style:name="P35" style:family="paragraph" style:parent-style-name="Standard">
      <style:paragraph-properties fo:margin-top="0cm" fo:margin-bottom="0.3cm" fo:line-height="100%"/>
      <style:text-properties style:font-name="Courier New" fo:font-size="10pt" fo:language="en" fo:country="US" style:font-size-asian="10pt" style:font-size-complex="10pt"/>
    </style:style>
    <style:style style:name="P36" style:family="paragraph" style:parent-style-name="Standard">
      <style:paragraph-properties fo:margin-top="0cm" fo:margin-bottom="0.101cm"/>
    </style:style>
    <style:style style:name="P37" style:family="paragraph" style:parent-style-name="Standard">
      <style:paragraph-properties fo:margin-top="0cm" fo:margin-bottom="0.101cm" fo:line-height="100%"/>
      <style:text-properties fo:language="en" fo:country="US"/>
    </style:style>
    <style:style style:name="P38" style:family="paragraph" style:parent-style-name="Standard">
      <style:paragraph-properties fo:margin-top="0cm" fo:margin-bottom="0.101cm" fo:line-height="100%"/>
      <style:text-properties style:font-name="Courier New" fo:font-size="10pt" fo:language="en" fo:country="US" style:font-size-asian="10pt" style:font-size-complex="10pt"/>
    </style:style>
    <style:style style:name="P39" style:family="paragraph" style:parent-style-name="Standard">
      <style:paragraph-properties fo:margin-top="0cm" fo:margin-bottom="0.101cm" fo:line-height="100%"/>
      <style:text-properties style:font-name="Courier New" fo:font-size="11pt" fo:language="en" fo:country="US" style:font-size-asian="11pt" style:font-size-complex="11pt"/>
    </style:style>
    <style:style style:name="P40" style:family="paragraph" style:parent-style-name="Table_20_Contents">
      <style:paragraph-properties fo:margin-top="0.101cm" fo:margin-bottom="0.101cm" fo:text-align="center" style:justify-single-word="false"/>
    </style:style>
    <style:style style:name="P41" style:family="paragraph" style:parent-style-name="Table_20_Contents">
      <style:paragraph-properties fo:margin-top="0.101cm" fo:margin-bottom="0.101cm" fo:text-align="center" style:justify-single-word="false"/>
      <style:text-properties fo:font-weight="bold" style:font-weight-asian="bold" style:font-weight-complex="bold"/>
    </style:style>
    <style:style style:name="P42" style:family="paragraph" style:parent-style-name="Standard">
      <style:paragraph-properties fo:margin-top="0.4cm" fo:margin-bottom="0.101cm"/>
      <style:text-properties fo:font-size="16pt" fo:language="en" fo:country="US" fo:font-weight="bold" style:font-size-asian="16pt" style:font-weight-asian="bold" style:font-size-complex="16pt" style:font-weight-complex="bold"/>
    </style:style>
    <style:style style:name="P43" style:family="paragraph" style:parent-style-name="Standard">
      <style:paragraph-properties fo:margin-top="0cm" fo:margin-bottom="0cm" fo:line-height="100%"/>
      <style:text-properties fo:font-size="6pt" fo:language="en" fo:country="US" style:font-size-asian="6pt" style:font-size-complex="6pt"/>
    </style:style>
    <style:style style:name="P44" style:family="paragraph" style:parent-style-name="Standard">
      <style:paragraph-properties fo:margin-top="0cm" fo:margin-bottom="0cm" fo:line-height="100%"/>
      <style:text-properties fo:font-size="6pt" style:font-size-asian="6pt" style:font-size-complex="6pt"/>
    </style:style>
    <style:style style:name="P45" style:family="paragraph" style:parent-style-name="Standard">
      <style:paragraph-properties fo:margin-top="0cm" fo:margin-bottom="0cm" fo:line-height="100%"/>
    </style:style>
    <style:style style:name="P46" style:family="paragraph" style:parent-style-name="Standard">
      <style:paragraph-properties fo:margin-top="0cm" fo:margin-bottom="0cm" fo:line-height="100%"/>
      <style:text-properties style:font-name="Arial" fo:font-size="6pt" fo:font-weight="bold" style:font-size-asian="6pt" style:font-weight-asian="bold" style:font-size-complex="6pt" style:font-weight-complex="bold"/>
    </style:style>
    <style:style style:name="P47" style:family="paragraph" style:parent-style-name="Table_20_Contents">
      <style:paragraph-properties fo:margin-top="0cm" fo:margin-bottom="0cm" fo:text-align="center" style:justify-single-word="false"/>
      <style:text-properties style:font-name="Arial" fo:font-size="11pt" fo:font-weight="bold" style:font-size-asian="11pt" style:font-weight-asian="bold" style:font-size-complex="11pt" style:font-weight-complex="bold"/>
    </style:style>
    <style:style style:name="P48" style:family="paragraph" style:parent-style-name="Table_20_Contents">
      <style:paragraph-properties fo:margin-top="0cm" fo:margin-bottom="0cm" fo:text-align="center" style:justify-single-word="false"/>
      <style:text-properties style:font-name="Arial" fo:font-size="11pt" style:font-size-asian="11pt" style:font-size-complex="11pt"/>
    </style:style>
    <style:style style:name="P49" style:family="paragraph" style:parent-style-name="Table_20_Contents">
      <style:paragraph-properties fo:text-align="end" style:justify-single-word="false"/>
    </style:style>
    <style:style style:name="P50" style:family="paragraph" style:parent-style-name="Table_20_Contents">
      <style:text-properties fo:font-size="6pt" style:font-size-asian="6pt" style:font-size-complex="6pt"/>
    </style:style>
    <style:style style:name="P51" style:family="paragraph" style:parent-style-name="Standard">
      <style:paragraph-properties fo:margin-left="0.64cm" fo:margin-right="0cm" fo:text-indent="0cm" style:auto-text-indent="false"/>
    </style:style>
    <style:style style:name="P52" style:family="paragraph" style:parent-style-name="Standard">
      <style:paragraph-properties fo:margin-left="0.64cm" fo:margin-right="0cm" fo:text-indent="0cm" style:auto-text-indent="false"/>
      <style:text-properties fo:language="en" fo:country="US"/>
    </style:style>
    <style:style style:name="P53" style:family="paragraph" style:parent-style-name="Standard">
      <style:paragraph-properties fo:margin-left="0.64cm" fo:margin-right="0cm" fo:margin-top="0cm" fo:margin-bottom="0.199cm" fo:line-height="100%" fo:text-indent="0cm" style:auto-text-indent="false"/>
      <style:text-properties fo:language="en" fo:country="US"/>
    </style:style>
    <style:style style:name="P54" style:family="paragraph" style:parent-style-name="Contents_20_3">
      <style:paragraph-properties>
        <style:tab-stops/>
      </style:paragraph-properties>
    </style:style>
    <style:style style:name="P55" style:family="paragraph" style:parent-style-name="Contents_20_1">
      <style:paragraph-properties>
        <style:tab-stops/>
      </style:paragraph-properties>
    </style:style>
    <style:style style:name="P56" style:family="paragraph" style:parent-style-name="Contents_20_2">
      <style:paragraph-properties>
        <style:tab-stops/>
      </style:paragraph-properties>
    </style:style>
    <style:style style:name="P57" style:family="paragraph" style:parent-style-name="Heading_20_1">
      <style:text-properties fo:language="en" fo:country="US"/>
    </style:style>
    <style:style style:name="P58" style:family="paragraph" style:parent-style-name="Standard" style:list-style-name="L1"/>
    <style:style style:name="P59" style:family="paragraph" style:parent-style-name="Standard" style:list-style-name="L1">
      <style:text-properties fo:language="en" fo:country="US"/>
    </style:style>
    <style:style style:name="P60" style:family="paragraph" style:parent-style-name="Standard" style:list-style-name="L2">
      <style:text-properties fo:language="en" fo:country="US"/>
    </style:style>
    <style:style style:name="P61" style:family="paragraph" style:parent-style-name="Standard" style:list-style-name="L4">
      <style:text-properties fo:language="en" fo:country="US"/>
    </style:style>
    <style:style style:name="P62" style:family="paragraph" style:parent-style-name="Standard" style:list-style-name="L8">
      <style:text-properties fo:language="en" fo:country="US"/>
    </style:style>
    <style:style style:name="P63" style:family="paragraph" style:parent-style-name="Standard" style:list-style-name="L9">
      <style:text-properties fo:language="en" fo:country="US"/>
    </style:style>
    <style:style style:name="P64" style:family="paragraph" style:parent-style-name="Standard" style:list-style-name="L15">
      <style:text-properties fo:language="en" fo:country="US"/>
    </style:style>
    <style:style style:name="P65" style:family="paragraph" style:parent-style-name="Standard" style:list-style-name="L2"/>
    <style:style style:name="P66" style:family="paragraph" style:parent-style-name="Standard" style:list-style-name="L3"/>
    <style:style style:name="P67" style:family="paragraph" style:parent-style-name="Standard" style:list-style-name="L9"/>
    <style:style style:name="P68" style:family="paragraph" style:parent-style-name="Standard" style:list-style-name="L10"/>
    <style:style style:name="P69" style:family="paragraph" style:parent-style-name="Standard" style:list-style-name="L11"/>
    <style:style style:name="P70" style:family="paragraph" style:parent-style-name="Standard" style:list-style-name="L12"/>
    <style:style style:name="P71" style:family="paragraph" style:parent-style-name="Standard" style:list-style-name="L14"/>
    <style:style style:name="P72" style:family="paragraph" style:parent-style-name="Standard" style:list-style-name="L17"/>
    <style:style style:name="P73" style:family="paragraph" style:parent-style-name="Standard" style:list-style-name="L18"/>
    <style:style style:name="P74" style:family="paragraph" style:parent-style-name="Standard" style:list-style-name="L19"/>
    <style:style style:name="P75" style:family="paragraph" style:parent-style-name="Standard" style:list-style-name="L20"/>
    <style:style style:name="P76" style:family="paragraph" style:parent-style-name="Standard" style:list-style-name="L21"/>
    <style:style style:name="P77" style:family="paragraph" style:parent-style-name="Standard" style:list-style-name="L22"/>
    <style:style style:name="P78" style:family="paragraph" style:parent-style-name="Standard" style:list-style-name="L23"/>
    <style:style style:name="P79" style:family="paragraph" style:parent-style-name="Standard" style:list-style-name="L24"/>
    <style:style style:name="P80" style:family="paragraph" style:parent-style-name="Standard" style:list-style-name="L25"/>
    <style:style style:name="P81" style:family="paragraph" style:parent-style-name="Standard" style:list-style-name="L3">
      <style:paragraph-properties fo:margin-top="0cm" fo:margin-bottom="0.3cm"/>
    </style:style>
    <style:style style:name="P82" style:family="paragraph" style:parent-style-name="Standard" style:list-style-name="L4">
      <style:paragraph-properties fo:margin-top="0cm" fo:margin-bottom="0.101cm" fo:line-height="100%"/>
      <style:text-properties style:font-name="Courier New" fo:font-size="12pt" fo:language="en" fo:country="US" style:font-size-asian="12pt" style:font-size-complex="12pt"/>
    </style:style>
    <style:style style:name="P83" style:family="paragraph" style:parent-style-name="Standard" style:list-style-name="L5">
      <style:paragraph-properties fo:margin-top="0cm" fo:margin-bottom="0.101cm" fo:line-height="100%"/>
      <style:text-properties style:font-name="Courier New" fo:font-size="12pt" fo:language="en" fo:country="US" style:font-size-asian="12pt" style:font-size-complex="12pt"/>
    </style:style>
    <style:style style:name="P84" style:family="paragraph" style:parent-style-name="Standard" style:list-style-name="L6">
      <style:paragraph-properties fo:margin-top="0cm" fo:margin-bottom="0.101cm" fo:line-height="100%"/>
      <style:text-properties style:font-name="Courier New" fo:font-size="12pt" fo:language="en" fo:country="US" style:font-size-asian="12pt" style:font-size-complex="12pt"/>
    </style:style>
    <style:style style:name="P85" style:family="paragraph" style:parent-style-name="Standard" style:list-style-name="L6">
      <style:paragraph-properties fo:margin-top="0cm" fo:margin-bottom="0.101cm" fo:line-height="100%"/>
      <style:text-properties style:font-name="Courier New" fo:font-size="14pt" fo:language="en" fo:country="US" style:font-size-asian="14pt" style:font-size-complex="14pt"/>
    </style:style>
    <style:style style:name="P86" style:family="paragraph" style:parent-style-name="Standard" style:list-style-name="L4">
      <style:paragraph-properties fo:margin-top="0cm" fo:margin-bottom="0.101cm" fo:line-height="100%"/>
    </style:style>
    <style:style style:name="P87" style:family="paragraph" style:parent-style-name="Standard" style:list-style-name="L6">
      <style:paragraph-properties fo:margin-top="0cm" fo:margin-bottom="0.101cm" fo:line-height="100%"/>
      <style:text-properties fo:language="en" fo:country="US"/>
    </style:style>
    <style:style style:name="P88" style:family="paragraph" style:parent-style-name="Standard" style:list-style-name="L15">
      <style:paragraph-properties fo:margin-top="0cm" fo:margin-bottom="0.101cm"/>
      <style:text-properties fo:language="en" fo:country="US"/>
    </style:style>
    <style:style style:name="P89" style:family="paragraph" style:parent-style-name="Standard" style:list-style-name="L6">
      <style:paragraph-properties fo:margin-top="0cm" fo:margin-bottom="0.101cm" fo:line-height="100%"/>
      <style:text-properties fo:font-size="12pt" fo:language="en" fo:country="US" style:font-size-asian="12pt" style:font-size-complex="12pt"/>
    </style:style>
    <style:style style:name="P90" style:family="paragraph" style:parent-style-name="Standard" style:list-style-name="L5">
      <style:paragraph-properties fo:margin-top="0cm" fo:margin-bottom="0.199cm" fo:line-height="100%"/>
    </style:style>
    <style:style style:name="P91" style:family="paragraph" style:parent-style-name="Standard" style:list-style-name="L11">
      <style:paragraph-properties fo:margin-top="0cm" fo:margin-bottom="0.199cm" fo:line-height="100%"/>
    </style:style>
    <style:style style:name="P92" style:family="paragraph" style:parent-style-name="Standard" style:list-style-name="L6">
      <style:paragraph-properties fo:margin-top="0cm" fo:margin-bottom="0.199cm" fo:line-height="100%"/>
      <style:text-properties style:font-name="Courier New" fo:font-size="14pt" fo:language="en" fo:country="US" style:font-size-asian="14pt" style:font-size-complex="14pt"/>
    </style:style>
    <style:style style:name="P93" style:family="paragraph" style:parent-style-name="Standard" style:list-style-name="L7">
      <style:paragraph-properties fo:margin-top="0cm" fo:margin-bottom="0.199cm"/>
    </style:style>
    <style:style style:name="P94" style:family="paragraph" style:parent-style-name="Standard" style:list-style-name="L8">
      <style:paragraph-properties fo:margin-top="0cm" fo:margin-bottom="0.199cm"/>
      <style:text-properties fo:language="en" fo:country="US"/>
    </style:style>
    <style:style style:name="P95" style:family="paragraph" style:parent-style-name="Standard" style:list-style-name="L13">
      <style:paragraph-properties fo:margin-top="0cm" fo:margin-bottom="0.199cm"/>
    </style:style>
    <style:style style:name="P96" style:family="paragraph" style:parent-style-name="Standard" style:list-style-name="L14">
      <style:paragraph-properties fo:margin-top="0cm" fo:margin-bottom="0.199cm"/>
    </style:style>
    <style:style style:name="P97" style:family="paragraph" style:parent-style-name="Standard" style:list-style-name="L16">
      <style:paragraph-properties fo:margin-left="1.27cm" fo:margin-right="0cm" fo:margin-top="0cm" fo:margin-bottom="0.199cm" fo:text-indent="0cm" style:auto-text-indent="false"/>
    </style:style>
    <style:style style:name="P98" style:family="paragraph" style:parent-style-name="Standard" style:list-style-name="L16">
      <style:paragraph-properties fo:margin-left="1.27cm" fo:margin-right="0cm" fo:margin-top="0cm" fo:margin-bottom="0.199cm" fo:text-indent="0cm" style:auto-text-indent="false"/>
      <style:text-properties style:font-name="Arial" fo:font-size="12pt" style:font-size-asian="12pt" style:font-size-complex="12pt"/>
    </style:style>
    <style:style style:name="P99" style:family="paragraph" style:parent-style-name="Heading_20_3">
      <style:text-properties fo:language="en" fo:country="US"/>
    </style:style>
    <style:style style:name="P100" style:family="paragraph" style:parent-style-name="Heading_20_3" style:master-page-name="">
      <style:paragraph-properties fo:margin-top="0cm" fo:margin-bottom="0cm" style:page-number="auto" fo:keep-with-next="auto"/>
      <style:text-properties fo:language="en" fo:country="US"/>
    </style:style>
    <style:style style:name="P101" style:family="paragraph" style:parent-style-name="Heading_20_3" style:master-page-name="">
      <style:paragraph-properties style:page-number="auto"/>
    </style:style>
    <style:style style:name="P102" style:family="paragraph" style:parent-style-name="Heading_20_2">
      <style:text-properties fo:language="en" fo:country="US"/>
    </style:style>
    <style:style style:name="P103" style:family="paragraph" style:parent-style-name="Heading_20_2">
      <style:paragraph-properties fo:margin-top="0.801cm" fo:margin-bottom="0.3cm"/>
    </style:style>
    <style:style style:name="P104" style:family="paragraph" style:parent-style-name="Heading_20_2">
      <style:paragraph-properties fo:margin-top="0cm" fo:margin-bottom="0cm"/>
      <style:text-properties fo:font-size="6pt" fo:language="en" fo:country="US" fo:font-style="normal" fo:font-weight="normal" style:font-size-asian="6pt" style:font-style-asian="normal" style:font-weight-asian="normal" style:font-size-complex="6pt" style:font-style-complex="normal" style:font-weight-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style:text-position="40% 80%"/>
    </style:style>
    <style:style style:name="T7" style:family="text">
      <style:text-properties style:text-position="40% 80%" fo:language="en" fo:country="US"/>
    </style:style>
    <style:style style:name="T8" style:family="text">
      <style:text-properties style:text-position="40% 80%" fo:font-weight="normal" style:font-weight-asian="normal" style:font-weight-complex="normal"/>
    </style:style>
    <style:style style:name="T9" style:family="text">
      <style:text-properties style:font-name="Courier New"/>
    </style:style>
    <style:style style:name="T10" style:family="text">
      <style:text-properties style:font-name="Courier New" fo:language="en" fo:country="US"/>
    </style:style>
    <style:style style:name="T11" style:family="text">
      <style:text-properties style:font-name="Courier New" fo:language="en" fo:country="US" fo:font-weight="normal" style:font-weight-asian="normal" style:font-weight-complex="normal"/>
    </style:style>
    <style:style style:name="T12" style:family="text">
      <style:text-properties style:font-name="Courier New" fo:font-size="14pt" fo:language="en" fo:country="US" style:font-size-asian="14pt" style:font-size-complex="14pt"/>
    </style:style>
    <style:style style:name="T13" style:family="text">
      <style:text-properties style:font-name="Courier New" fo:font-size="14pt" fo:language="en" fo:country="US" fo:font-weight="bold" style:font-size-asian="14pt" style:font-weight-asian="bold" style:font-size-complex="14pt" style:font-weight-complex="bold"/>
    </style:style>
    <style:style style:name="T14" style:family="text">
      <style:text-properties style:font-name="Courier New" fo:font-size="14pt" fo:font-weight="bold" style:font-size-asian="14pt" style:font-weight-asian="bold" style:font-size-complex="14pt" style:font-weight-complex="bold"/>
    </style:style>
    <style:style style:name="T15" style:family="text">
      <style:text-properties style:font-name="Courier New" fo:font-size="12pt" fo:language="en" fo:country="US" style:font-size-asian="12pt" style:font-size-complex="12pt"/>
    </style:style>
    <style:style style:name="T16" style:family="text">
      <style:text-properties style:font-name="Courier New" fo:font-size="12pt" fo:language="en" fo:country="US" fo:font-weight="normal" style:font-size-asian="12pt" style:font-weight-asian="normal" style:font-size-complex="12pt" style:font-weight-complex="normal"/>
    </style:style>
    <style:style style:name="T17" style:family="text">
      <style:text-properties style:font-name="Courier New" fo:font-size="12pt" style:font-size-asian="12pt" style:font-size-complex="12pt"/>
    </style:style>
    <style:style style:name="T18" style:family="text">
      <style:text-properties style:font-name="Courier New" fo:font-size="12pt" fo:font-weight="normal" style:font-size-asian="12pt" style:font-weight-asian="normal" style:font-size-complex="12pt" style:font-weight-complex="normal"/>
    </style:style>
    <style:style style:name="T19" style:family="text">
      <style:text-properties style:font-name="Courier New" fo:font-size="11pt" style:font-size-asian="11pt" style:font-size-complex="11pt"/>
    </style:style>
    <style:style style:name="T20" style:family="text">
      <style:text-properties style:font-name="Courier New1"/>
    </style:style>
    <style:style style:name="T21" style:family="text">
      <style:text-properties fo:font-style="italic" style:font-style-asian="italic" style:font-style-complex="italic"/>
    </style:style>
    <style:style style:name="T22" style:family="text">
      <style:text-properties style:text-position="super 80%"/>
    </style:style>
    <style:style style:name="T23" style:family="text">
      <style:text-properties fo:font-weight="bold" style:font-weight-asian="bold" style:font-weight-complex="bold"/>
    </style:style>
    <style:style style:name="T24" style:family="text">
      <style:text-properties style:font-name="Arial"/>
    </style:style>
    <style:style style:name="T25" style:family="text">
      <style:text-properties style:font-name="Arial" fo:font-size="12pt" fo:language="en" fo:country="US" style:font-size-asian="12pt" style:font-size-complex="12pt"/>
    </style:style>
    <style:style style:name="T26" style:family="text">
      <style:text-properties style:font-name="Arial" fo:font-size="12pt" style:font-size-asian="12pt" style:font-size-complex="12pt"/>
    </style:style>
    <style:style style:name="T27" style:family="text">
      <style:text-properties style:font-name="Arial" fo:language="en" fo:country="US"/>
    </style:style>
    <style:style style:name="T28" style:family="text">
      <style:text-properties fo:font-weight="normal" style:font-weight-asian="normal" style:font-weight-complex="normal"/>
    </style:style>
    <style:style style:name="T29" style:family="text">
      <style:text-properties fo:color="#ff3333" fo:font-style="italic" fo:font-weight="bold" style:font-style-asian="italic" style:font-weight-asian="bold" style:font-style-complex="italic" style:font-weight-complex="bold"/>
    </style:style>
    <style:style style:name="T30" style:family="text">
      <style:text-properties fo:language="bg" fo:country="BG"/>
    </style:style>
    <style:style style:name="T31" style:family="text">
      <style:text-properties style:font-name="Arial1" fo:font-weight="normal" style:font-name-asian="Times New Roman" style:font-weight-asian="normal" style:font-name-complex="Arial" style:font-weight-complex="normal"/>
    </style:style>
    <style:style style:name="T32" style:family="text">
      <style:text-properties fo:font-size="11pt" style:font-size-asian="11pt" style:font-size-complex="11pt"/>
    </style:style>
    <style:style style:name="T33"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3cm"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1.7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vertical-pos="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Pi-2: Hot-Swap Mobile Power for the Pi Family Boards</text:p>
      <text:p text:style-name="P6">MoPi-2 is <text:span text:style-name="T23">mobile, hot-swap and 24/7 power</text:span> for the <text:span text:style-name="T23">Raspberry Pi 2</text:span> and <text:span text:style-name="T23">Raspberry Pi 3</text:span>, including the latest <text:span text:style-name="T23">Raspberry Pi 3 B+</text:span>. The product is made in the EU. </text:p>
      <text:p text:style-name="P6">You can <text:span text:style-name="T29">buy MoPi-2</text:span> from one of our <text:a xlink:type="simple" xlink:href="../BuyMoPi-2.html" text:style-name="Internet_20_link" text:visited-style-name="Visited_20_Internet_20_Link"><text:span text:style-name="T23">distributors</text:span></text:a>. </text:p>
      <text:p text:style-name="P6">If you have <text:span text:style-name="T29">questions</text:span> or like to <text:span text:style-name="T29">rise an issue</text:span>, please <text:a xlink:type="simple" xlink:href="mailto:office@selcomltd.com" text:style-name="Internet_20_link" text:visited-style-name="Visited_20_Internet_20_Link"><text:span text:style-name="T23">E-mail us</text:span></text:a>. </text:p>
      <text:table-of-content text:style-name="Sect1" text:protected="true" text:name="Съдържание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table-of-content-entry-template>
        </text:table-of-content-source>
        <text:index-body>
          <text:index-title text:style-name="Sect1" text:name="Съдържание1_Head">
            <text:p text:style-name="Contents_20_Heading">Contents</text:p>
          </text:index-title>
          <text:p text:style-name="P55"><text:a xlink:type="simple" xlink:href="#__RefHeading__5506_902516158" text:style-name="Internet_20_link" text:visited-style-name="Internet_20_link">1.Pi To Go !</text:a></text:p>
          <text:p text:style-name="P55"><text:a xlink:type="simple" xlink:href="#__RefHeading__5508_902516158" text:style-name="Internet_20_link" text:visited-style-name="Internet_20_link">2.User Guide </text:a></text:p>
          <text:p text:style-name="P56"><text:a xlink:type="simple" xlink:href="#__RefHeading__5510_902516158" text:style-name="Internet_20_link" text:visited-style-name="Internet_20_link">2.1.Warnings!!! </text:a></text:p>
          <text:p text:style-name="P56"><text:a xlink:type="simple" xlink:href="#__RefHeading__1997_1477197617" text:style-name="Internet_20_link" text:visited-style-name="Internet_20_link">2.2.Delivery Kit </text:a></text:p>
          <text:p text:style-name="P56"><text:a xlink:type="simple" xlink:href="#__RefHeading__2189_1069455434" text:style-name="Internet_20_link" text:visited-style-name="Internet_20_link">2.3.MoPi-2 LEDs and Connectors</text:a></text:p>
          <text:p text:style-name="P56"><text:a xlink:type="simple" xlink:href="#__RefHeading__5512_902516158" text:style-name="Internet_20_link" text:visited-style-name="Internet_20_link">2.4.Installation and Use </text:a></text:p>
          <text:p text:style-name="P54"><text:a xlink:type="simple" xlink:href="#__RefHeading__5514_902516158" text:style-name="Internet_20_link" text:visited-style-name="Internet_20_link">2.4.1.Quick Start </text:a></text:p>
          <text:p text:style-name="P54"><text:a xlink:type="simple" xlink:href="#__RefHeading__5516_902516158" text:style-name="Internet_20_link" text:visited-style-name="Internet_20_link">2.4.2.Installing the Software </text:a></text:p>
          <text:p text:style-name="P54"><text:a xlink:type="simple" xlink:href="#__RefHeading__5518_902516158" text:style-name="Internet_20_link" text:visited-style-name="Internet_20_link">2.4.3.Connecting the Power and the Charger</text:a></text:p>
          <text:p text:style-name="P54"><text:a xlink:type="simple" xlink:href="#__RefHeading__2003_1069455434" text:style-name="Internet_20_link" text:visited-style-name="Internet_20_link">2.4.4.Connecting to the Raspberry Pi <text:s/></text:a></text:p>
          <text:p text:style-name="P54"><text:a xlink:type="simple" xlink:href="#__RefHeading__5520_902516158" text:style-name="Internet_20_link" text:visited-style-name="Internet_20_link">2.4.5.Turn On, Turn Off </text:a></text:p>
          <text:p text:style-name="P54"><text:a xlink:type="simple" xlink:href="#__RefHeading__2007_1692238003" text:style-name="Internet_20_link" text:visited-style-name="Internet_20_link">2.4.6.Connecting External Power Switch and/or Relay (Optional) </text:a></text:p>
          <text:p text:style-name="P56"><text:a xlink:type="simple" xlink:href="#__RefHeading__5522_902516158" text:style-name="Internet_20_link" text:visited-style-name="Internet_20_link">2.5.Choosing and Configuring Batteries (Etc.)</text:a></text:p>
          <text:p text:style-name="P54"><text:a xlink:type="simple" xlink:href="#__RefHeading__5524_902516158" text:style-name="Internet_20_link" text:visited-style-name="Internet_20_link">2.5.1.Choosing Default Supply Profile </text:a></text:p>
          <text:p text:style-name="P54"><text:a xlink:type="simple" xlink:href="#__RefHeading__5526_902516158" text:style-name="Internet_20_link" text:visited-style-name="Internet_20_link">2.5.2.Using the Configuration Tool on the Pi </text:a></text:p>
          <text:p text:style-name="P54"><text:a xlink:type="simple" xlink:href="#__RefHeading__5528_902516158" text:style-name="Internet_20_link" text:visited-style-name="Internet_20_link">2.5.3.Command Line, Python API and Daemon Config Hacking </text:a></text:p>
          <text:p text:style-name="P54"><text:a xlink:type="simple" xlink:href="#__RefHeading__5530_902516158" text:style-name="Internet_20_link" text:visited-style-name="Internet_20_link">2.5.4.Minimum Number of Cells</text:a></text:p>
          <text:p text:style-name="P56"><text:a xlink:type="simple" xlink:href="#__RefHeading__5532_902516158" text:style-name="Internet_20_link" text:visited-style-name="Internet_20_link">2.6.Troubleshooting and FAQ </text:a></text:p>
          <text:p text:style-name="P54"><text:a xlink:type="simple" xlink:href="#__RefHeading__5534_902516158" text:style-name="Internet_20_link" text:visited-style-name="Internet_20_link">2.6.1.Wh...? </text:a></text:p>
          <text:p text:style-name="P54"><text:a xlink:type="simple" xlink:href="#__RefHeading__5536_902516158" text:style-name="Internet_20_link" text:visited-style-name="Internet_20_link">2.6.2.Pi Models: 2, 3, 3 B+ </text:a></text:p>
          <text:p text:style-name="P55"><text:a xlink:type="simple" xlink:href="#__RefHeading__5538_902516158" text:style-name="Internet_20_link" text:visited-style-name="Internet_20_link">3.The MoPi-2 Hardware </text:a></text:p>
          <text:p text:style-name="P56"><text:soft-page-break/><text:a xlink:type="simple" xlink:href="#__RefHeading__5540_902516158" text:style-name="Internet_20_link" text:visited-style-name="Internet_20_link">3.1.Powering the Pi </text:a></text:p>
          <text:p text:style-name="P56"><text:a xlink:type="simple" xlink:href="#__RefHeading__5542_902516158" text:style-name="Internet_20_link" text:visited-style-name="Internet_20_link">3.2.Load Signal </text:a></text:p>
          <text:p text:style-name="P56"><text:a xlink:type="simple" xlink:href="#__RefHeading__5544_902516158" text:style-name="Internet_20_link" text:visited-style-name="Internet_20_link">3.3.Charger Gate </text:a></text:p>
          <text:p text:style-name="P56"><text:a xlink:type="simple" xlink:href="#__RefHeading__5546_902516158" text:style-name="Internet_20_link" text:visited-style-name="Internet_20_link">3.4.Microcontroller </text:a></text:p>
          <text:p text:style-name="P56"><text:a xlink:type="simple" xlink:href="#__RefHeading__5548_902516158" text:style-name="Internet_20_link" text:visited-style-name="Internet_20_link">3.5.MoPi-2 Modes </text:a></text:p>
          <text:p text:style-name="P55"><text:a xlink:type="simple" xlink:href="#__RefHeading__5550_902516158" text:style-name="Internet_20_link" text:visited-style-name="Internet_20_link">4.The MoPi-2 Software Suite </text:a></text:p>
          <text:p text:style-name="P56"><text:a xlink:type="simple" xlink:href="#__RefHeading__5552_902516158" text:style-name="Internet_20_link" text:visited-style-name="Internet_20_link">4.1.simbamond, the simbamon daemon </text:a></text:p>
          <text:p text:style-name="P56"><text:a xlink:type="simple" xlink:href="#__RefHeading__5554_902516158" text:style-name="Internet_20_link" text:visited-style-name="Internet_20_link">4.2.The Python API </text:a></text:p>
          <text:p text:style-name="P56"><text:a xlink:type="simple" xlink:href="#__RefHeading__5556_902516158" text:style-name="Internet_20_link" text:visited-style-name="Internet_20_link">4.3.MoPi-2 from the Command Line </text:a></text:p>
          <text:p text:style-name="P56"><text:a xlink:type="simple" xlink:href="#__RefHeading__5558_902516158" text:style-name="Internet_20_link" text:visited-style-name="Internet_20_link">4.4.Configuring Your Power Supplies </text:a></text:p>
          <text:p text:style-name="P56"><text:a xlink:type="simple" xlink:href="#__RefHeading__5560_902516158" text:style-name="Internet_20_link" text:visited-style-name="Internet_20_link">4.5.Monitoring </text:a></text:p>
          <text:p text:style-name="P56"><text:a xlink:type="simple" xlink:href="#__RefHeading__5562_902516158" text:style-name="Internet_20_link" text:visited-style-name="Internet_20_link">4.6.simbamon: a simple battery monitor </text:a></text:p>
          <text:p text:style-name="P54"><text:a xlink:type="simple" xlink:href="#__RefHeading__5564_902516158" text:style-name="Internet_20_link" text:visited-style-name="Internet_20_link">4.6.1.Design Notes </text:a></text:p>
          <text:p text:style-name="P54"><text:a xlink:type="simple" xlink:href="#__RefHeading__5566_902516158" text:style-name="Internet_20_link" text:visited-style-name="Internet_20_link">4.6.2.Implementation </text:a></text:p>
          <text:p text:style-name="P54"><text:a xlink:type="simple" xlink:href="#__RefHeading__5568_902516158" text:style-name="Internet_20_link" text:visited-style-name="Internet_20_link">4.6.3.Installig Simbamon </text:a></text:p>
        </text:index-body>
      </text:table-of-content>
      <text:h text:style-name="P57" text:outline-level="1"><text:bookmark-start text:name="__RefHeading__5506_902516158"/>Pi To Go !<text:bookmark-end text:name="__RefHeading__5506_902516158"/></text:h>
      <text:p text:style-name="P2">MoPi-2 is mobile and 24/7 power for the Pi 2 and Pi 3 boards. On your bike, up a tree, or for your home server: we've got you covered. MoPi-2 is successor of the well-known MoPi. </text:p>
      <text:p text:style-name="P2"><draw:frame draw:style-name="fr2" draw:name="графики1" text:anchor-type="paragraph" svg:width="5.644cm" svg:height="4.233cm" draw:z-index="0"><draw:image xlink:href="../images/logo-heli-1.png" xlink:type="simple" xlink:show="embed" xlink:actuate="onLoad"/></draw:frame>MoPi-2 features: </text:p>
      <text:list xml:id="list5033977949217642052" text:style-name="L1">
        <text:list-item>
          <text:p text:style-name="P59">Two power inputs via standard screw terminals — for standard batteries, car power sockets, old laptop, supplies, solar panels, wall adapters and more </text:p>
        </text:list-item>
        <text:list-item>
          <text:p text:style-name="P59">Hot-swap power replacement without stopping work </text:p>
        </text:list-item>
        <text:list-item>
          <text:p text:style-name="P59">Shutdown the Pi cleanly when batteries discharge </text:p>
        </text:list-item>
        <text:list-item>
          <text:p text:style-name="P59">Right-angled power switch accessible even another PCB is stacked on top </text:p>
        </text:list-item>
        <text:list-item>
          <text:p text:style-name="P59"><text:soft-page-break/>Usable as a UPS (uninterruptible power supply) by attaching both batteries and mains </text:p>
        </text:list-item>
        <text:list-item>
          <text:p text:style-name="P58"><text:span text:style-name="T1">Wide input voltage range: 6.5V to 24V </text:span><text:a xlink:type="simple" xlink:href="#Footnote1" text:style-name="Internet_20_link" text:visited-style-name="Visited_20_Internet_20_Link"><text:span text:style-name="T7">1</text:span></text:a><text:span text:style-name="T1"> </text:span></text:p>
        </text:list-item>
        <text:list-item>
          <text:p text:style-name="P59">Ability to deliver up to 2.5A @ +5V to the Pi and attached additional PCBs or devices </text:p>
        </text:list-item>
        <text:list-item>
          <text:p text:style-name="P59">Low power consumption: 15mA when is working, 0.5mA when is sleeping and only 15 µA when is off ! (more than 10 times less than the average battery self discharge rate) </text:p>
        </text:list-item>
        <text:list-item>
          <text:p text:style-name="P59">Auto-off when input voltage reaches 6.0V, protecting the batteries from over-discharging. </text:p>
        </text:list-item>
        <text:list-item>
          <text:p text:style-name="P59">Additional 2-pin terminal for an external battery charger (this is just a gate, all charging functionality depends on the charger itself) </text:p>
        </text:list-item>
        <text:list-item>
          <text:p text:style-name="P59">On-board LED indicators and on screen Linux system notifications </text:p>
        </text:list-item>
        <text:list-item>
          <text:p text:style-name="P59">Configuration of multiple battery chemistries and number of cells from a UI on the Pi </text:p>
        </text:list-item>
        <text:list-item>
          <text:p text:style-name="P59">Full API in Python, plus a shell-friendly command-line interface </text:p>
        </text:list-item>
        <text:list-item>
          <text:p text:style-name="P59">Very low-profile (3.5 mm), bottom entry, 40-pin GPIO connector allowing stacking of other boards on top of the MoPi-2 </text:p>
        </text:list-item>
        <text:list-item>
          <text:p text:style-name="P59">PCB pads for external power switch and +5V </text:p>
        </text:list-item>
        <text:list-item>
          <text:p text:style-name="P59">Control of external 5V relay</text:p>
        </text:list-item>
        <text:list-item>
          <text:p text:style-name="P59">Two-way communication via the I<text:span text:style-name="T6">2</text:span>C bus </text:p>
        </text:list-item>
        <text:list-item>
          <text:p text:style-name="P59">Remote power-off: tell MoPi-2 to power down the Pi when logged-in remotely (after a clean shutdown, of course) </text:p>
        </text:list-item>
        <text:list-item>
          <text:p text:style-name="P59">Timer-based wake-up: tell MoPi-2 what time you want your Pi to wakeup, then power it down and MoPi-2 will boot the Pi as requested </text:p>
        </text:list-item>
        <text:list-item>
          <text:p text:style-name="P59">Supports Raspberry Pi 2, Raspberry Pi 3 and Raspberry Pi 3 B+ models. </text:p>
        </text:list-item>
      </text:list>
      <text:h text:style-name="P57" text:outline-level="1"><text:bookmark-start text:name="__RefHeading__5508_902516158"/>User Guide <text:bookmark-end text:name="__RefHeading__5508_902516158"/></text:h>
      <text:h text:style-name="P102" text:outline-level="2"><text:bookmark-start text:name="__RefHeading__5510_902516158"/>Warnings!!! <text:bookmark-end text:name="__RefHeading__5510_902516158"/></text:h>
      <text:list xml:id="list9102986035168308360" text:style-name="L2">
        <text:list-item>
          <text:p text:style-name="P60">DO NOT plug MoPi-2 onto your Pi while the Pi is powered up! </text:p>
        </text:list-item>
        <text:list-item>
          <text:p text:style-name="P60">DO NOT touch electronic components when they're powered up — you may damage them, or burn your fingers! </text:p>
        </text:list-item>
        <text:list-item>
          <text:p text:style-name="P60"><text:soft-page-break/>AVOID handling circuit boards when charged with static! </text:p>
        </text:list-item>
        <text:list-item>
          <text:p text:style-name="P65">ALWAYS read the small print on all components supplied with your MoPi-2 </text:p>
        </text:list-item>
        <text:list-item>
          <text:p text:style-name="P65">ALWAYS treat batteries and other power supplies with respect — if abused the energy they contain may surprise you in dangerous ways! </text:p>
        </text:list-item>
        <text:list-item>
          <text:p text:style-name="P65">DO NOT feed MoPi-2 to your dog, eat nuts if you're allergic to them, or lose your sense of humor.</text:p>
        </text:list-item>
      </text:list>
      <text:h text:style-name="Heading_20_2" text:outline-level="2"><text:bookmark-start text:name="__RefHeading__1997_1477197617"/>Delivery Kit <text:bookmark-end text:name="__RefHeading__1997_1477197617"/></text:h>
      <text:p text:style-name="Standard">The MoPi-2 is delivered in small cartoon box. Its contents is shown below. On the sides of the box is printed a link to the website containing this manual. On the underside of the box there is a QR code pointing to the same site. </text:p>
      <text:p text:style-name="P44"><draw:frame draw:style-name="fr3" draw:name="графики19" text:anchor-type="paragraph" svg:width="8.179cm" svg:height="5.9cm" draw:z-index="14"><draw:image xlink:href="../images/MoPi-2_Kit.jpg" xlink:type="simple" xlink:show="embed" xlink:actuate="onLoad"/></draw:frame></text:p>
      <text:h text:style-name="Heading_20_2" text:outline-level="2"><text:bookmark-start text:name="__RefHeading__2189_1069455434"/>MoPi-2 LEDs and Connectors<text:bookmark-end text:name="__RefHeading__2189_1069455434"/></text:h>
      <text:p text:style-name="P45">The MoPi-2 top side is shown on the picture below. Description follows. </text:p>
      <text:p text:style-name="P46"><draw:frame draw:style-name="fr4" draw:name="графики6" text:anchor-type="paragraph" svg:width="11.201cm" svg:height="11.201cm" draw:z-index="5"><draw:image xlink:href="../images/MoPi-2_Top.jpg" xlink:type="simple" xlink:show="embed" xlink:actuate="onLoad"/></draw:frame><text:soft-page-break/></text:p>
      <text:list xml:id="list1506211969613176019" text:style-name="L3">
        <text:list-item>
          <text:p text:style-name="P81"><text:span text:style-name="T14">X1</text:span> <text:s text:c="2"/>– <text:s/>screw terminal for external charger. Pin #1 is live wire (typically red), pin #2 is ground wire (typically black). </text:p>
        </text:list-item>
        <text:list-item>
          <text:p text:style-name="P66"><text:span text:style-name="T14">X2</text:span> <text:s text:c="2"/>– <text:s/>screw terminal for power sources. Pin #1 is for live wire of power source #1 (typically red), pin #3 is for live wire of power source #2 (typically red), and pin #2 is for ground wires of both sources (typically black). </text:p>
        </text:list-item>
        <text:list-item>
          <text:p text:style-name="P66"><text:span text:style-name="T14">X3</text:span> <text:s text:c="2"/>– <text:s/>GPIO connector. The PCB has holes for all 40 pins, while the connector itself, located on the bottom side of the PCB, takes the first 34 pins only. The pin #1 is marked with small square. </text:p>
        </text:list-item>
        <text:list-item>
          <text:p text:style-name="P66"><text:span text:style-name="T14">D7</text:span> <text:s text:c="2"/>– <text:s/>RGB status LED. Indicates<text:span text:style-name="T1"> the actual voltage level of the power source. Blue light means battery full, green light means battery good, red light means battery low (discharged), flashing red light shows that shutdown is in progress. </text:span></text:p>
        </text:list-item>
        <text:list-item>
          <text:p text:style-name="P66"><text:span text:style-name="T13">D8</text:span><text:span text:style-name="T12">,</text:span><text:span text:style-name="T25"> </text:span><text:span text:style-name="T13">D9</text:span><text:span text:style-name="T1"> <text:s text:c="2"/>– <text:s/>two green LEDs showing the power sources status, </text:span><text:span text:style-name="T15">D8</text:span><text:span text:style-name="T1"> for source #1, </text:span><text:span text:style-name="T15">D9</text:span><text:span text:style-name="T1"> for source #2. Steady light means battery full, flashing light means battery discharged, light off means battery not connected. </text:span></text:p>
        </text:list-item>
        <text:list-item>
          <text:p text:style-name="P66"><text:span text:style-name="T13">D10</text:span><text:span text:style-name="T1"> <text:s text:c="2"/>– <text:s text:c="2"/>green LED showing the charger gate status. Steady light means the gate is open, otherwise the gate is closed. </text:span><text:span text:style-name="T2">The battery connected as source #2 can be charged only when the gate is open. </text:span></text:p>
        </text:list-item>
        <text:list-item>
          <text:p text:style-name="P66"><text:span text:style-name="T13">D11</text:span><text:span text:style-name="T1"> <text:s text:c="2"/>– <text:s text:c="2"/>flashing red LED showing high power consumption (close to 2.5A or higher). It is off at lower consumption. </text:span></text:p>
        </text:list-item>
        <text:list-item>
          <text:p text:style-name="P66"><text:soft-page-break/><text:span text:style-name="T13">SW1</text:span><text:span text:style-name="T1"> <text:s text:c="2"/>– <text:s text:c="2"/>power switch. Pressed for 2 seconds turns MoPi on, pressed for 3 seconds starts MoPi shutdown. Pressed for 10 seconds turns MoPi immediately off.</text:span></text:p>
        </text:list-item>
        <text:list-item>
          <text:p text:style-name="P66"><text:span text:style-name="T1"><text:s/></text:span><text:span text:style-name="T13">EXT.SW</text:span><text:span text:style-name="T1"> <text:s text:c="2"/>– <text:s text:c="2"/>soldering pads for external power switch. </text:span></text:p>
        </text:list-item>
        <text:list-item>
          <text:p text:style-name="P66"><text:span text:style-name="T13">EXT.RLY</text:span><text:span text:style-name="T1"> <text:s text:c="2"/>– <text:s text:c="2"/>soldering pads for external 5V relay. </text:span><text:span text:style-name="T15">+5V</text:span><text:span text:style-name="T1"> is for live wire, </text:span><text:span text:style-name="T15">GND</text:span><text:span text:style-name="T1"> is for ground wire. </text:span></text:p>
        </text:list-item>
      </text:list>
      <text:h text:style-name="P102" text:outline-level="2"><text:bookmark-start text:name="__RefHeading__5512_902516158"/>Installation and Use <text:bookmark-end text:name="__RefHeading__5512_902516158"/></text:h>
      <text:h text:style-name="P99" text:outline-level="3"><text:bookmark-start text:name="__RefHeading__5514_902516158"/>Quick Start <text:bookmark-end text:name="__RefHeading__5514_902516158"/></text:h>
      <text:p text:style-name="P2">If you are in hurry: </text:p>
      <text:p text:style-name="P53">1. Install the battery monitoring software and shutdown:</text:p>
      <text:list xml:id="list6323235638484658760" text:style-name="L4">
        <text:list-item>
          <text:p text:style-name="P82">sudo apt-get update</text:p>
        </text:list-item>
        <text:list-item>
          <text:p text:style-name="P86"><text:span text:style-name="T15">sudo apt-get install simbamond</text:span><text:a xlink:type="simple" xlink:href="#Footnote2" text:style-name="Internet_20_link" text:visited-style-name="Visited_20_Internet_20_Link"><text:span text:style-name="T7">2</text:span></text:a></text:p>
        </text:list-item>
        <text:list-item>
          <text:p text:style-name="P61"><text:span text:style-name="T17">sudo poweroff</text:span> </text:p>
        </text:list-item>
      </text:list>
      <text:p text:style-name="P52">2. Connect your batteries and charger to the MoPi-2</text:p>
      <text:p text:style-name="P52">3. Attach the MoPi-2 to your Raspberry Pi and press the Power Switch for 2 seconds </text:p>
      <text:p text:style-name="P2">For more details on each step, see below. </text:p>
      <text:h text:style-name="P99" text:outline-level="3"><text:bookmark-start text:name="__RefHeading__5516_902516158"/>Installing the Software <text:bookmark-end text:name="__RefHeading__5516_902516158"/></text:h>
      <text:p text:style-name="P29">As noted above, you can install the battery monitoring software like this:</text:p>
      <text:list xml:id="list1885412340690100372" text:style-name="L5">
        <text:list-item>
          <text:p text:style-name="P83">sudo apt-get update</text:p>
        </text:list-item>
        <text:list-item>
          <text:p text:style-name="P90"><text:span text:style-name="T15">sudo apt-get install simbamond</text:span><text:a xlink:type="simple" xlink:href="#Footnote2" text:style-name="Internet_20_link" text:visited-style-name="Visited_20_Internet_20_Link"><text:span text:style-name="T7">2</text:span></text:a></text:p>
        </text:list-item>
      </text:list>
      <text:p text:style-name="Standard"><text:span text:style-name="T1">(We assume you're using the </text:span><text:a xlink:type="simple" xlink:href="http://www.raspbian.org/" text:style-name="Internet_20_link" text:visited-style-name="Visited_20_Internet_20_Link">Raspbian flavour</text:a><text:span text:style-name="T1"> of </text:span><text:a xlink:type="simple" xlink:href="http://debian.org/" text:style-name="Internet_20_link" text:visited-style-name="Visited_20_Internet_20_Link">Debian</text:a><text:span text:style-name="T1"> GNU Linux here.)</text:span></text:p>
      <text:p text:style-name="P29">Occasionally this method may cause glitches (if you've a very old version of the rest of the operating system installed, for example). The most cautious recipe is to update your firmware and the operating system, then install the MoPi-2 software, and to reboot between each step: </text:p>
      <text:list xml:id="list5401232621324841058" text:style-name="L6">
        <text:list-item>
          <text:p text:style-name="P87"><text:span text:style-name="T17">sudo apt-get update</text:span> </text:p>
        </text:list-item>
        <text:list-item>
          <text:p text:style-name="P87"><text:span text:style-name="T17">sudo apt-get upgrade</text:span> </text:p>
        </text:list-item>
        <text:list-item>
          <text:p text:style-name="P85"><text:span text:style-name="T33">sudo reboot</text:span> </text:p>
        </text:list-item>
        <text:list-item>
          <text:p text:style-name="P89"><text:span text:style-name="T9">sudo rpi-update</text:span> </text:p>
        </text:list-item>
        <text:list-item>
          <text:p text:style-name="P84">sudo reboot </text:p>
        </text:list-item>
        <text:list-item>
          <text:p text:style-name="P85"><text:span text:style-name="T33">sudo apt-get install simbamond</text:span><text:a xlink:type="simple" xlink:href="#Footnote2" text:style-name="Internet_20_link" text:visited-style-name="Visited_20_Internet_20_Link"><text:span text:style-name="T6">2</text:span></text:a></text:p>
        </text:list-item>
        <text:list-item>
          <text:p text:style-name="P92"><text:span text:style-name="T33">sudo poweroff</text:span> </text:p>
        </text:list-item>
      </text:list>
      <text:p text:style-name="P2">Note that if you're installing the software without MoPi-2 attached, or without power attached to MoPi-2, you will get a warning message5; just ignore it at this point! </text:p>
      <text:h text:style-name="P99" text:outline-level="3"><text:bookmark-start text:name="__RefHeading__5518_902516158"/><text:soft-page-break/>Connecting the Power and the Charger<text:bookmark-end text:name="__RefHeading__5518_902516158"/></text:h>
      <text:p text:style-name="P2">Next connect one or more power supply to MoPi-2 using the screw terminals <text:span text:style-name="T17">X2</text:span> on the topside of the board. When connecting the power sources (e.g. two battery packs, or one solar panel and one battery pack) follow the <text:a xlink:type="simple" xlink:href="#2.2.The MoPi-2|outline" text:style-name="Internet_20_link" text:visited-style-name="Visited_20_Internet_20_Link">above description</text:a> and the picture below. The same concerns the external charger, if use.</text:p>
      <text:h text:style-name="P100" text:outline-level="3" text:is-list-header="true"><draw:frame draw:style-name="fr5" draw:name="графики7" text:anchor-type="paragraph" svg:width="12.27cm" svg:height="9.2cm" draw:z-index="6"><draw:image xlink:href="../images/Connections.JPG" xlink:type="simple" xlink:show="embed" xlink:actuate="onLoad"/></draw:frame></text:h>
      <text:h text:style-name="P99" text:outline-level="3"><text:bookmark-start text:name="__RefHeading__2003_1069455434"/>Connecting to the Raspberry Pi <text:s/><text:bookmark-end text:name="__RefHeading__2003_1069455434"/></text:h>
      <text:p text:style-name="P2">Gently push fit MoPi-2 onto your Raspberry Pi's GPIO pins. Make sure you do this with the Raspberry Pi turned off, or you risk a reset. Please note that MoPi-2 connector has 3<text:span text:style-name="T30">4</text:span> pins, not 40, and it must be left aligned with the Pi connector, matching both pins #1. </text:p>
      <table:table table:name="Таблица2" table:style-name="Таблица2">
        <table:table-column table:style-name="Таблица2.A"/>
        <table:table-column table:style-name="Таблица2.B"/>
        <table:table-row>
          <table:table-cell office:value-type="string">
            <text:p text:style-name="P33"><draw:frame draw:style-name="fr6" draw:name="графики10" text:anchor-type="paragraph" svg:width="8.179cm" svg:height="6.13cm" draw:z-index="8"><draw:image xlink:href="../images/MoPi+Pi_Front.JPG" xlink:type="simple" xlink:show="embed" xlink:actuate="onLoad"/></draw:frame></text:p>
          </table:table-cell>
          <table:table-cell office:value-type="string">
            <text:p text:style-name="P49"><draw:frame draw:style-name="fr7" draw:name="графики8" text:anchor-type="paragraph" svg:x="0.258cm" svg:y="1.7cm" svg:width="8.179cm" svg:height="3.12cm" draw:z-index="7"><draw:image xlink:href="../images/MoPi+Pi_Back.JPG" xlink:type="simple" xlink:show="embed" xlink:actuate="onLoad"/></draw:frame></text:p>
          </table:table-cell>
        </table:table-row>
      </table:table>
      <text:p text:style-name="P28">If you want to use MoPi-2 in combination with another Pi add-on board you need </text:p>
      <text:list xml:id="list2179048567794874430" text:style-name="L7">
        <text:list-item>
          <text:p text:style-name="P93"><text:span text:style-name="T1">to buy one 2x20-pins extra-long GPIO connector (e.g. by </text:span><text:a xlink:type="simple" xlink:href="https://www.adafruit.com/product/2223" text:style-name="Internet_20_link" text:visited-style-name="Visited_20_Internet_20_Link">Adafruit</text:a><text:span text:style-name="T1">) and push this connector fit onto your Raspberry Pi GPIO pins </text:span></text:p>
        </text:list-item>
      </text:list>
      <table:table table:name="Таблица5" table:style-name="Таблица5">
        <table:table-column table:style-name="Таблица5.A"/>
        <table:table-column table:style-name="Таблица5.B"/>
        <text:soft-page-break/>
        <table:table-row>
          <table:table-cell table:style-name="Таблица5.A1" office:value-type="string">
            <text:p text:style-name="P50"><draw:frame draw:style-name="fr8" draw:name="графики15" text:anchor-type="paragraph" svg:width="7.699cm" svg:height="5.78cm" draw:z-index="15"><draw:image xlink:href="../images/Connector2223.jpg" xlink:type="simple" xlink:show="embed" xlink:actuate="onLoad"/></draw:frame></text:p>
          </table:table-cell>
          <table:table-cell table:style-name="Таблица5.B1" office:value-type="string">
            <text:p text:style-name="P50"><draw:frame draw:style-name="fr9" draw:name="графики16" text:anchor-type="paragraph" svg:width="7.939cm" svg:height="5.95cm" draw:z-index="16"><draw:image xlink:href="../images/Conn2223+Pi.jpg" xlink:type="simple" xlink:show="embed" xlink:actuate="onLoad"/></draw:frame></text:p>
          </table:table-cell>
        </table:table-row>
      </table:table>
      <text:list xml:id="list5615070610374274972" text:style-name="L8">
        <text:list-item>
          <text:p text:style-name="P94">push fit MoPi-2 onto the connector, and </text:p>
        </text:list-item>
      </text:list>
      <table:table table:name="Таблица6" table:style-name="Таблица6">
        <table:table-column table:style-name="Таблица6.A"/>
        <table:table-column table:style-name="Таблица6.B"/>
        <text:soft-page-break/>
        <table:table-row table:style-name="Таблица6.1">
          <table:table-cell table:style-name="Таблица6.A1" office:value-type="string">
            <text:p text:style-name="P50"><draw:frame draw:style-name="fr10" draw:name="графики11" text:anchor-type="paragraph" svg:width="8.23cm" svg:height="3.949cm" draw:z-index="17"><draw:image xlink:href="../images/MoPi_Stacked_Front1.jpg" xlink:type="simple" xlink:show="embed" xlink:actuate="onLoad"/></draw:frame></text:p>
          </table:table-cell>
          <table:table-cell table:style-name="Таблица6.A1" office:value-type="string">
            <text:p text:style-name="P50"><draw:frame draw:style-name="fr10" draw:name="графики12" text:anchor-type="paragraph" svg:width="8.26cm" svg:height="3.87cm" draw:z-index="18"><draw:image xlink:href="../images/MoPi_Stacked_Back1.jpg" xlink:type="simple" xlink:show="embed" xlink:actuate="onLoad"/></draw:frame></text:p>
          </table:table-cell>
        </table:table-row>
      </table:table>
      <text:list xml:id="list34419011" text:continue-numbering="true" text:style-name="L8">
        <text:list-item>
          <text:p text:style-name="P62">push the other board to fit on top. </text:p>
        </text:list-item>
      </text:list>
      <table:table table:name="Таблица4" table:style-name="Таблица4">
        <table:table-column table:style-name="Таблица4.A"/>
        <table:table-column table:style-name="Таблица4.B"/>
        <table:table-row>
          <table:table-cell office:value-type="string">
            <text:p text:style-name="P50"><draw:frame draw:style-name="fr11" draw:name="графики13" text:anchor-type="paragraph" svg:width="8.5cm" svg:height="4.083cm" draw:z-index="9"><draw:image xlink:href="../images/MoPi_Stacked_Front2.jpg" xlink:type="simple" xlink:show="embed" xlink:actuate="onLoad"/></draw:frame></text:p>
          </table:table-cell>
          <table:table-cell office:value-type="string">
            <text:p text:style-name="P34"><draw:frame draw:style-name="fr1" draw:name="графики14" text:anchor-type="paragraph" svg:x="0.176cm" svg:y="0cm" svg:width="7.969cm" svg:height="4.821cm" draw:z-index="10"><draw:image xlink:href="../images/MoPi_Stacked_Back2.jpg" xlink:type="simple" xlink:show="embed" xlink:actuate="onLoad"/></draw:frame></text:p>
          </table:table-cell>
        </table:table-row>
      </table:table>
      <text:p text:style-name="P2">(An empty MoPi-2 board has been used as example for second add-on board). </text:p>
      <text:p text:style-name="P2">If the other add-on board has an extra-long connector, then it can be connected to the Pi and MoPi-2 stacked on top of it. </text:p>
      <text:p text:style-name="Standard"><text:span text:style-name="T3">Note:</text:span><text:span text:style-name="T1"> MoPi-2 should be compatible with all Pi add-on boards, as it only use the I</text:span><text:span text:style-name="T7">2</text:span><text:span text:style-name="T1">C bus, which supports the connection of multiple devices.</text:span></text:p>
      <text:h text:style-name="P99" text:outline-level="3"><text:bookmark-start text:name="__RefHeading__5520_902516158"/>Turn On, Turn Off <text:bookmark-end text:name="__RefHeading__5520_902516158"/></text:h>
      <text:p text:style-name="Standard"><text:span text:style-name="T1">When MoPi-2 and the Pi are powered off, press the power switch for 2 seconds to turn them on.</text:span><text:a xlink:type="simple" xlink:href="#Footnote3" text:style-name="Internet_20_link" text:visited-style-name="Visited_20_Internet_20_Link"><text:span text:style-name="T7">3</text:span></text:a><text:span text:style-name="T1"> </text:span></text:p>
      <text:p text:style-name="P2">When the Pi is powered on, press the power switch for 3 seconds to turn it off. This will shut the Pi down cleanly (which can take up to around 30 seconds). If you hold the power switch down for 10 seconds, the power will shut down immediately. </text:p>
      <text:h text:style-name="P101" text:outline-level="3"><text:bookmark-start text:name="__RefHeading__2007_1692238003"/>Connecting External Power Switch and/or Relay (Optional) <text:bookmark-end text:name="__RefHeading__2007_1692238003"/></text:h>
      <text:p text:style-name="Standard">In case of need of external (remote) power switch, it has to be soldered to the two pads labeled <text:a xlink:type="simple" xlink:href="#2.2.The MoPi-2|outline" text:style-name="Internet_20_link" text:visited-style-name="Visited_20_Internet_20_Link"><text:span text:style-name="T16">EXT.SW</text:span></text:a>. See the next picture. </text:p>
      <text:p text:style-name="P7"><draw:frame draw:style-name="fr12" draw:name="графики17" text:anchor-type="paragraph" svg:width="10.22cm" svg:height="7.669cm" draw:z-index="11"><draw:image xlink:href="../images/MoPi+ExtButton.jpg" xlink:type="simple" xlink:show="embed" xlink:actuate="onLoad"/></draw:frame><text:soft-page-break/></text:p>
      <text:p text:style-name="P2">In case of huge power load, bigger than the MoPi-2 is able to take, an external 5V, e.g. 10A relay is needed. It has to be soldered to the pads labeled <text:a xlink:type="simple" xlink:href="#2.2.The MoPi-2|outline" text:style-name="Internet_20_link" text:visited-style-name="Visited_20_Internet_20_Link"><text:span text:style-name="T18">EXT.RLY</text:span></text:a>. Follow the pads polarity and the picture below. The electrical diagram of the relay circuit is also given below. </text:p>
      <text:p text:style-name="P43"><draw:frame draw:style-name="fr12" draw:name="графики18" text:anchor-type="paragraph" svg:width="9.029cm" svg:height="6.72cm" draw:z-index="12"><draw:image xlink:href="../images/MoPi+ExtRelay.jpg" xlink:type="simple" xlink:show="embed" xlink:actuate="onLoad"/></draw:frame></text:p>
      <text:p text:style-name="P2"><draw:frame draw:style-name="fr12" draw:name="графики20" text:anchor-type="paragraph" svg:width="13.547cm" svg:height="6.033cm" draw:z-index="13"><draw:image xlink:href="../images/MoPi%20High-Current.jpg" xlink:type="simple" xlink:show="embed" xlink:actuate="onLoad"/></draw:frame>A 5V 10A relay and a rectifier are soldered to the <text:span text:style-name="T17">EXT.RLY</text:span> pads. Note both polarity. If MMELF case is used, the rectifier fits exactly on the pads (see the white oval on the above <text:soft-page-break/>picture). Then MoPi-2 is fit on the Pi via the GPIO connector. An additional DC-to-DC converter, e.g. 3A UBEC, as added to power the external load trough the relay contacts. Thus the load will be powered on and off in parallel with the Pi, under MoPi control. <text:s/></text:p>
      <text:h text:style-name="P102" text:outline-level="2"><text:bookmark-start text:name="__RefHeading__5522_902516158"/>Choosing and Configuring Batteries (Etc.)<text:bookmark-end text:name="__RefHeading__5522_902516158"/></text:h>
      <text:p text:style-name="P2">The short story is this:</text:p>
      <text:list xml:id="list4584470761565302623" text:style-name="L9">
        <text:list-item>
          <text:p text:style-name="P67"><text:span text:style-name="T1">Any power supply connected to the MoPi-2 must be capable of at least 6.5V under load, and no more than 24V.</text:span><text:a xlink:type="simple" xlink:href="#Footnote1" text:style-name="Internet_20_link" text:visited-style-name="Visited_20_Internet_20_Link"><text:span text:style-name="T7">1</text:span></text:a></text:p>
        </text:list-item>
        <text:list-item>
          <text:p text:style-name="P63">The MoPi-2 must be configured correctly both to avoid damage to rechargeable batteries and to avoid unexpected shutdowns! </text:p>
        </text:list-item>
      </text:list>
      <text:p text:style-name="Standard">How do I configure MoPi-2? There are 3 ways: </text:p>
      <text:p text:style-name="P51">1. Use the on-board default — easy peasy! </text:p>
      <text:p text:style-name="P51">2. Use the Configuration Tool<text:a xlink:type="simple" xlink:href="#Footnote4" text:style-name="Internet_20_link" text:visited-style-name="Visited_20_Internet_20_Link"><text:span text:style-name="T6">4</text:span></text:a> on your Pi — straightforward. </text:p>
      <text:p text:style-name="P51">3. Use the command-line interface, and/or edit the daemon config data on your Pi — advanced. </text:p>
      <text:p text:style-name="P2">Let's take each of these in turn... </text:p>
      <text:h text:style-name="P99" text:outline-level="3"><text:bookmark-start text:name="__RefHeading__5524_902516158"/>Choosing Default Supply Profile <text:bookmark-end text:name="__RefHeading__5524_902516158"/></text:h>
      <text:p text:style-name="P2">The default supply profile is eight NiMH AA rechargeable batteries.</text:p>
      <text:h text:style-name="P99" text:outline-level="3"><text:bookmark-start text:name="__RefHeading__5526_902516158"/>Using the Configuration Tool on the Pi <text:bookmark-end text:name="__RefHeading__5526_902516158"/></text:h>
      <text:p text:style-name="P2">If you're using a supply that doesn't match MoPi-2's default profile, you need to run a configuration utility on the Pi itself. This will prompt you to enter details of the supply, then calculate appropriate values to send to the board over I2C. It will also store the config data and resend it to the board after reboots as necessary.</text:p>
      <text:p text:style-name="P28">To start the configuration tool open a terminal and do: </text:p>
      <text:p text:style-name="P11"><text:span text:style-name="T10">sudo mopi</text:span><text:span text:style-name="T1"> </text:span></text:p>
      <text:p text:style-name="Standard"><text:span text:style-name="T1">The tool operates in the same way as the Raspberry Pi's configuration tool (</text:span><text:span text:style-name="T10">raspi-config</text:span><text:span text:style-name="T1">). Select the option to configure one or both of MoPi-2's supplies, and then: </text:span></text:p>
      <text:list xml:id="list642918162944542243" text:style-name="L10">
        <text:list-item>
          <text:p text:style-name="P68"><text:span text:style-name="T2">Type of supply</text:span><text:span text:style-name="T1">. This is one of </text:span><text:span text:style-name="T4">rechargeable battery</text:span><text:span text:style-name="T1">, </text:span><text:span text:style-name="T4">non-rechargeables</text:span><text:span text:style-name="T1"> (like standard Alkaline batteries), or </text:span><text:span text:style-name="T4">non-battery</text:span><text:span text:style-name="T1"> (like an AC adapter). </text:span></text:p>
        </text:list-item>
        <text:list-item>
          <text:p text:style-name="P68"><text:span text:style-name="T2">Number of cells</text:span><text:span text:style-name="T1">. This is the </text:span><text:span text:style-name="T4">number of individual battery cells</text:span><text:span text:style-name="T1"> in your supply. Note that some batteries incorporate several cells — e.g. a9V PP3 has 6 cells internally.</text:span></text:p>
        </text:list-item>
        <text:list-item>
          <text:p text:style-name="P68"><text:soft-page-break/><text:span text:style-name="T2">Battery chemistry</text:span><text:span text:style-name="T1">. The </text:span><text:span text:style-name="T4">type of battery</text:span><text:span text:style-name="T1"> you're connecting. For example "Alkaline" or "NiMH" or “Li-Ion” or "N/A" for non-battery supplies. </text:span></text:p>
        </text:list-item>
      </text:list>
      <text:p text:style-name="Standard"><text:span text:style-name="T1">After entering this data the tool will give details of the values it has calculated and offer to write these to the MoPi-2 board. There is detail of </text:span><text:a xlink:type="simple" xlink:href="#4.4.Configuring Your Power Supplies |outline" text:style-name="Internet_20_link" text:visited-style-name="Visited_20_Internet_20_Link">these values and how the tool works</text:a><text:span text:style-name="T1"> below.</text:span></text:p>
      <text:h text:style-name="P99" text:outline-level="3"><text:bookmark-start text:name="__RefHeading__5528_902516158"/>Command Line, Python API and Daemon Config Hacking <text:bookmark-end text:name="__RefHeading__5528_902516158"/></text:h>
      <text:p text:style-name="Standard"><text:span text:style-name="T1">Finally, if you want more control, or the other methods are insufficiently scary, you can use </text:span><text:a xlink:type="simple" xlink:href="#4.3.MoPi-2 from the Command Line |outline" text:style-name="Internet_20_link" text:visited-style-name="Visited_20_Internet_20_Link">the command-line tool</text:a><text:span text:style-name="T1"> directly, or edit </text:span><text:a xlink:type="simple" xlink:href="#4.6.simbamon: a simple battery monitor |outline" text:style-name="Internet_20_link" text:visited-style-name="Visited_20_Internet_20_Link">the simbamon daemon</text:a><text:span text:style-name="T1"> configuration data, or write code using the </text:span><text:a xlink:type="simple" xlink:href="#4.2.The Python API |outline" text:style-name="Internet_20_link" text:visited-style-name="Visited_20_Internet_20_Link">Python API</text:a><text:span text:style-name="T1">.</text:span></text:p>
      <text:p text:style-name="P28">A quick demo of using the cli setting the default 8 NiMH profile:</text:p>
      <text:p text:style-name="P14">sudo mopicli -wc 1 11200 9800 9350 8500 </text:p>
      <text:p text:style-name="Standard"><text:span text:style-name="T1">For more details, see </text:span><text:a xlink:type="simple" xlink:href="#4.The MoPi-2 Software Suite |outline" text:style-name="Internet_20_link" text:visited-style-name="Visited_20_Internet_20_Link">the software</text:a><text:span text:style-name="T1"> below.</text:span></text:p>
      <text:h text:style-name="P99" text:outline-level="3"><text:bookmark-start text:name="__RefHeading__5530_902516158"/>Minimum Number of Cells<text:bookmark-end text:name="__RefHeading__5530_902516158"/></text:h>
      <text:p text:style-name="P2">The minimum number of battery cells that have to be used to power the MoPi-2 depends on the battery chemistry. Different battery cells have different voltage level, hence different minimum number of cells. Below are given the minimal number of cells for each battery chemistry. </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41">Battery Type</text:p>
          </table:table-cell>
          <table:table-cell table:style-name="Таблица1.A1" office:value-type="string">
            <text:p text:style-name="P41">Single Cell Voltage</text:p>
          </table:table-cell>
          <table:table-cell table:style-name="Таблица1.A1" office:value-type="string">
            <text:p text:style-name="P41">Number of Cells</text:p>
          </table:table-cell>
          <table:table-cell table:style-name="Таблица1.D1" office:value-type="string">
            <text:p text:style-name="P41">Total Voltage</text:p>
          </table:table-cell>
        </table:table-row>
        <table:table-row>
          <table:table-cell table:style-name="Таблица1.A2" office:value-type="string">
            <text:p text:style-name="P40">NiMH</text:p>
          </table:table-cell>
          <table:table-cell table:style-name="Таблица1.A2" office:value-type="string">
            <text:p text:style-name="P40">1.2 V</text:p>
          </table:table-cell>
          <table:table-cell table:style-name="Таблица1.A2" office:value-type="string">
            <text:p text:style-name="P40">6</text:p>
          </table:table-cell>
          <table:table-cell table:style-name="Таблица1.D2" office:value-type="string">
            <text:p text:style-name="P40">7.2 V</text:p>
          </table:table-cell>
        </table:table-row>
        <table:table-row>
          <table:table-cell table:style-name="Таблица1.A2" office:value-type="string">
            <text:p text:style-name="P40">Li-Ion</text:p>
          </table:table-cell>
          <table:table-cell table:style-name="Таблица1.A2" office:value-type="string">
            <text:p text:style-name="P40">3.6 V</text:p>
          </table:table-cell>
          <table:table-cell table:style-name="Таблица1.A2" office:value-type="string">
            <text:p text:style-name="P40">2</text:p>
          </table:table-cell>
          <table:table-cell table:style-name="Таблица1.D2" office:value-type="string">
            <text:p text:style-name="P40">7.2 V</text:p>
          </table:table-cell>
        </table:table-row>
        <table:table-row>
          <table:table-cell table:style-name="Таблица1.A2" office:value-type="string">
            <text:p text:style-name="P40">LiPo</text:p>
          </table:table-cell>
          <table:table-cell table:style-name="Таблица1.A2" office:value-type="string">
            <text:p text:style-name="P40">3.7 V</text:p>
          </table:table-cell>
          <table:table-cell table:style-name="Таблица1.A2" office:value-type="string">
            <text:p text:style-name="P40">2</text:p>
          </table:table-cell>
          <table:table-cell table:style-name="Таблица1.D2" office:value-type="string">
            <text:p text:style-name="P40">7.4 V</text:p>
          </table:table-cell>
        </table:table-row>
        <table:table-row>
          <table:table-cell table:style-name="Таблица1.A2" office:value-type="string">
            <text:p text:style-name="P40">LiFePO4</text:p>
          </table:table-cell>
          <table:table-cell table:style-name="Таблица1.A2" office:value-type="string">
            <text:p text:style-name="P40">3.3 V</text:p>
          </table:table-cell>
          <table:table-cell table:style-name="Таблица1.A2" office:value-type="string">
            <text:p text:style-name="P40">3</text:p>
          </table:table-cell>
          <table:table-cell table:style-name="Таблица1.D2" office:value-type="string">
            <text:p text:style-name="P40">9.9 V</text:p>
          </table:table-cell>
        </table:table-row>
        <table:table-row>
          <table:table-cell table:style-name="Таблица1.A2" office:value-type="string">
            <text:p text:style-name="P40">Alkaline</text:p>
          </table:table-cell>
          <table:table-cell table:style-name="Таблица1.A2" office:value-type="string">
            <text:p text:style-name="P40">1.4 V</text:p>
          </table:table-cell>
          <table:table-cell table:style-name="Таблица1.A2" office:value-type="string">
            <text:p text:style-name="P40">5</text:p>
          </table:table-cell>
          <table:table-cell table:style-name="Таблица1.D2" office:value-type="string">
            <text:p text:style-name="P40">7.0 V</text:p>
          </table:table-cell>
        </table:table-row>
        <table:table-row>
          <table:table-cell table:style-name="Таблица1.A2" office:value-type="string">
            <text:p text:style-name="P40">Lead Acid</text:p>
          </table:table-cell>
          <table:table-cell table:style-name="Таблица1.A2" office:value-type="string">
            <text:p text:style-name="P40">2.0 V</text:p>
          </table:table-cell>
          <table:table-cell table:style-name="Таблица1.A2" office:value-type="string">
            <text:p text:style-name="P40">4</text:p>
          </table:table-cell>
          <table:table-cell table:style-name="Таблица1.D2" office:value-type="string">
            <text:p text:style-name="P40">8.0 V</text:p>
          </table:table-cell>
        </table:table-row>
      </table:table>
      <text:h text:style-name="P103" text:outline-level="2"><text:bookmark-start text:name="__RefHeading__5532_902516158"/>Troubleshooting and FAQ <text:bookmark-end text:name="__RefHeading__5532_902516158"/></text:h>
      <text:h text:style-name="Heading_20_3" text:outline-level="3"><text:bookmark-start text:name="__RefHeading__5534_902516158"/>Wh...? <text:bookmark-end text:name="__RefHeading__5534_902516158"/></text:h>
      <text:p text:style-name="P19">&gt;&gt;&gt; Which GPIO pins does MoPi-2 use?</text:p>
      <text:list xml:id="list524229943053205459" text:style-name="L11">
        <text:list-item>
          <text:p text:style-name="P91">Pins 2 and 4: 5V out</text:p>
        </text:list-item>
        <text:list-item>
          <text:p text:style-name="P91">pins 3 and 5: I<text:span text:style-name="T6">2</text:span>C bus </text:p>
        </text:list-item>
        <text:list-item>
          <text:p text:style-name="P69">pin 6 and any other grounded pin: 0V. </text:p>
        </text:list-item>
      </text:list>
      <text:p text:style-name="P19"><text:soft-page-break/>&gt;&gt;&gt; I get a warning during software installation </text:p>
      <text:p text:style-name="P27">If you're installing the software without MoPi-2 attached to the Pi, or MoPi-2 off, you will get this warning message: </text:p>
      <text:p text:style-name="P31">/usr/sbin/simbamon: /usr/sbin/mopicli not working; MoPi-2 not attached or powered? (mopicli. I2C bus input/output error on read word. Check bus? Check connection?) </text:p>
      <text:p text:style-name="Standard">In this case you can safely ignore it. </text:p>
      <text:p text:style-name="P19">&gt;&gt;&gt; How do I connect another board? </text:p>
      <text:p text:style-name="Standard"><text:span text:style-name="T1">If you want to use MoPi-2 in combination with another Pi add-on board you need a) to buy one 40-pin extra-toll GPIO connector (e.g. Adafruit …...), b) gently push this connector fit </text:span><text:span text:style-name="T1">onto your Raspberry Pi's GPIO pins, c) <text:s/>gently push fit MoPi-2 onto the connector, and d) push the other board to fit on top. See the picture. </text:span></text:p>
      <text:p text:style-name="P2">If the other add-on board has an extra-toll connector, then it can be connected to the Pi and MoPi-2 stack on top of it. </text:p>
      <text:p text:style-name="Standard">MoPi-2 should be compatible with all other Pi add-on boards, as we only use the I<text:span text:style-name="T6">2</text:span>C bus, which supports the connection of multiple devices.</text:p>
      <text:p text:style-name="P19">&gt;&gt;&gt; I connected a power source, press the switch but MoPi-2 won't start...?</text:p>
      <text:p text:style-name="Standard">MoPi-2 needs a minimum of 6.5 volts to run. Then it also has a (configurable) "safe depth of discharge" setting to prevent damage to rechargeable batteries. If the sources connected aren't higher than the highest of these, MoPi-2 will refuse to power the Pi. If there is enough voltage to run the microcontroller, it will blink the relevant green LED a few times to signal the problem.</text:p>
      <text:p text:style-name="Standard">Solutions:</text:p>
      <text:list xml:id="list4028157041119790845" text:style-name="L12">
        <text:list-item>
          <text:p text:style-name="P70"><text:a xlink:type="simple" xlink:href="#4.4.Configuring Your Power Supplies |outline" text:style-name="Internet_20_link" text:visited-style-name="Visited_20_Internet_20_Link">Configure the MoPi-2</text:a> to accept the supply (if it will reliably exceed 6.5 volts under load). </text:p>
        </text:list-item>
        <text:list-item>
          <text:p text:style-name="P70">If it still doesn't start, the batteries may be discharged! Connect some freshly charged ones or a higher voltage supply. </text:p>
        </text:list-item>
      </text:list>
      <text:p text:style-name="P19">&gt;&gt;&gt; What type of regulator chip is it? What is the voltage range?</text:p>
      <text:p text:style-name="Standard">MoPi-2 uses TPS5430DDA 3A step-down voltage converter. The input voltage range is specified as 6.5V to 24V. There's no step-up circuitry so the battery or solar panel rig or etc. has to supply 6.5V at minimum. Consider connecting multiple batteries or panels in series to increase voltage. </text:p>
      <text:p text:style-name="P19">&gt;&gt;&gt; Can I access the voltage data on MoPi-2 from the Pi?</text:p>
      <text:p text:style-name="Standard">Yes!</text:p>
      <text:p text:style-name="Standard"><text:soft-page-break/>The software on the Pi that talks to MoPi-2, simbamond, is open source and available here: <text:a xlink:type="simple" xlink:href="https://github.com/hamishcunningham/pi-tronics/tree/master/simbamon" text:style-name="Internet_20_link" text:visited-style-name="Visited_20_Internet_20_Link">https://github.com/hamishcunningham/pi-tronics/tree/master/simbamon</text:a> (See also <text:a xlink:type="simple" xlink:href="http://pi.gate.ac.uk/pages/download.html" text:style-name="Internet_20_link" text:visited-style-name="Visited_20_Internet_20_Link">http://pi.gate.ac.uk/pages/download.html</text:a>.) The Raspbian maintainers have added simbamond to their repository, so you can install it in the same way as any other Pi software.</text:p>
      <text:p text:style-name="P27">Simbamond listens to MoPi-2 and logs the data in a standard manner, which other applications can then consume as required. There's also a Python API and a command-line interface (CLI):</text:p>
      <text:p text:style-name="P12">sudo mopicli -v -v1 -v2</text:p>
      <text:p text:style-name="Standard">For more details, see <text:a xlink:type="simple" xlink:href="#4.The MoPi-2 Software Suite |outline" text:style-name="Internet_20_link" text:visited-style-name="Visited_20_Internet_20_Link">the software</text:a> below.</text:p>
      <text:p text:style-name="P19">&gt;&gt;&gt; Can I combine mains and solar power?</text:p>
      <text:p text:style-name="Standard">Yes!</text:p>
      <text:p text:style-name="Standard">This should work so long as you connect the mains-derived power to one of MoPi-2's inputs (it will have to be a supply &gt;= 6.5 volts). MoPi-2 will then use mains whenever the solar output dips below the mains supply. The ideal would be a solar panel rig that outputs e.g. 15V coupled with a 12V mains supply, or some similar config.</text:p>
      <text:p text:style-name="Standard">Note also that the Pi will draw significant current, depending on the model and the peripherals, and you will needs sufficient panels (and sunshine!) to generate the requisite power. As a very rough guide, we've had some success with three 10W panels running a model B (without peripherals).</text:p>
      <text:p text:style-name="P19">&gt;&gt;&gt; How do we avoid deep discharge of rechargeables?</text:p>
      <text:p text:style-name="Standard">The short answer it to shutdown before it happens. Rechargeable batteries don't like being completely discharged. We always need to stop drawing from the battery at some distance above some minimum voltage level. This level varies for different battery chemistries (NiMH, LiPo, lead/acid, etc.) and for different numbers of cells (eight AAs vs. two PP3s vs. one car battery, etc.).</text:p>
      <text:p text:style-name="Standard">MoPi-2 listens continuously to the voltage level on the battery inputs. How does it know when that level is getting low? Let's identify two separate low-level points: first, the absolute low voltage level is the point where our micro-controller can no longer reliably run the switching regulator to produce a constant 5V (around 6.5 volts). The second low voltage (critical) point is just above the deep discharge level, which depends on the batteries attached. When you use <text:a xlink:type="simple" xlink:href="#2.3.2.Using the Configuration Tool on the Pi |outline" text:style-name="Internet_20_link" text:visited-style-name="Visited_20_Internet_20_Link">the configuration tool</text:a> this critical voltage point sent to the MoPi-2. As long as you've correctly configured your batteries, we should be avoiding deep discharge.</text:p>
      <text:p text:style-name="Standard">When the MoPi-2 decides the input voltage is critical (for either or both of its two supplies), simbamond warns the user and shuts down the Pi cleanly (from software first, using "sudo halt", and then by cutting power). How do we decide when to do this, that is to say, how do we pick the critical voltage level? We've done some research on batteries. For eight NiMH <text:soft-page-break/>1.2 volt cells the critical voltage is around 8.5 volts. For non-rechargeables, or solar panels or a water turbine, it is the same as the absolute low level (6.5V) as these can't suffer deep discharge.</text:p>
      <text:p text:style-name="Standard">The critical voltage level is kind of short notice though for replacing batteries. The configuration tool also specifies a low voltage level, which is when the LED on the MoPi-2 turns red and you start receiving low battery notifications. This is set to be 1.1*critical, so for 8 AA NiMH batteries it's 9.3 volts. (There are other voltage levels defined too. Read more <text:a xlink:type="simple" xlink:href="#4.4.Configuring Your Power Supplies |outline" text:style-name="Internet_20_link" text:visited-style-name="Visited_20_Internet_20_Link">later</text:a>.)</text:p>
      <text:p text:style-name="P19"><text:bookmark text:name="faq-mkmod-error"/>&gt;&gt;&gt; Mkmod or libkmod errors when installing or upgrading.</text:p>
      <text:p text:style-name="P27">The installation of simbamond requires enabling I<text:span text:style-name="T6">2</text:span>C. If it is not enabled by default, there are two ways to do this, depending on what version of Raspbian we're running. At present the installation script tries to do both, with the intention of catering for the maximum number of variants. This does mean that you may see errors like the following. If everything works after a reboot, ignore them; otherwise:</text:p>
      <text:list xml:id="list534738964861619479" text:style-name="L13">
        <text:list-item>
          <text:p text:style-name="P95">try installing <text:span text:style-name="T20">i2c-tools</text:span> and <text:span text:style-name="T20">i2cdetect</text:span> to see if the bus is enabled </text:p>
        </text:list-item>
        <text:list-item>
          <text:p text:style-name="P95"><text:span text:style-name="T20">i2cdetect -l </text:span>will return nothing if I<text:span text:style-name="T6">2</text:span>C is not enabled, or something like "<text:span text:style-name="T20">i2c-1 unknown ...</text:span>" if it is enabled </text:p>
        </text:list-item>
        <text:list-item>
          <text:p text:style-name="P95"><text:a xlink:type="simple" xlink:href="https://github.com/hamishcunningham/pi-tronics/issues" text:style-name="Internet_20_link" text:visited-style-name="Visited_20_Internet_20_Link">raise an issue</text:a>. </text:p>
        </text:list-item>
      </text:list>
      <text:p text:style-name="P36">If you get a message like </text:p>
      <text:p text:style-name="P15">"<text:span text:style-name="T20">libkmod: ERROR ../libkmod/libkmod.c:554 kmodsearchmoddep: could not open moddep file '/lib/modules/3.6.11+/modules.dep.bin</text:span>'" </text:p>
      <text:p text:style-name="P21">when installing, try a reboot followed by </text:p>
      <text:p text:style-name="P10">sudo apt-get -f install</text:p>
      <text:p text:style-name="P19">&gt;&gt;&gt; The I<text:span text:style-name="T6">2</text:span>C bus doesn't work after install.</text:p>
      <text:p text:style-name="Standard">If the I<text:span text:style-name="T6">2</text:span>C bus appears not to be working after installing simbamon, try a reboot. Sometimes the Python SMBus module appears not to load correctly. </text:p>
      <text:p text:style-name="P19">&gt;&gt;&gt; How do I add a remote power switch?</text:p>
      <text:p text:style-name="Standard">There's a description <text:a xlink:type="simple" xlink:href="#2.3.4.Connecting External Power Button and/or Relay (Optional) |outline" text:style-name="Internet_20_link" text:visited-style-name="Visited_20_Internet_20_Link">here</text:a>.</text:p>
      <text:p text:style-name="P19">&gt;&gt;&gt; How do I add a<text:span text:style-name="T1">n</text:span> external 5V relay?</text:p>
      <text:p text:style-name="Standard">There's a description <text:a xlink:type="simple" xlink:href="#2.3.4.Connecting External Power Button and/or Relay (Optional) |outline" text:style-name="Internet_20_link" text:visited-style-name="Visited_20_Internet_20_Link">here</text:a>.</text:p>
      <text:p text:style-name="P19">&gt;&gt;&gt; What do the status bits mean?</text:p>
      <text:p text:style-name="P27">MoPi-2 returns status data to the Pi over i2C — if you need to interpret these:</text:p>
      <text:list xml:id="list7207060179814092877" text:style-name="L14">
        <text:list-item>
          <text:p text:style-name="P96"><text:soft-page-break/><text:span text:style-name="T20">mopicli</text:span><text:span text:style-name="T24"> </text:span><text:span text:style-name="T20">-sv</text:span> will give you the decoded status </text:p>
        </text:list-item>
        <text:list-item>
          <text:p text:style-name="P71"><text:a xlink:type="simple" xlink:href="https://github.com/hamishcunningham/pi-tronics/blob/master/simbamon/simbamond.default" text:style-name="Internet_20_link" text:visited-style-name="Visited_20_Internet_20_Link">check the source code</text:a> to see the meaning of each bit.</text:p>
        </text:list-item>
      </text:list>
      <text:p text:style-name="P19">&gt;&gt;&gt; How can I read the MoPi serial number?</text:p>
      <text:p text:style-name="P27">Type <text:span text:style-name="T17">sudo</text:span><text:span text:style-name="T26"> </text:span><text:span text:style-name="T17">mopicli</text:span><text:span text:style-name="T26"> </text:span><text:span text:style-name="T17">-sn</text:span> and you will get the device serial number:</text:p>
      <text:p text:style-name="Standard"><text:tab/><text:span text:style-name="T17">Serial</text:span><text:span text:style-name="T26"> </text:span><text:span text:style-name="T17">number:</text:span><text:span text:style-name="T26"> </text:span><text:span text:style-name="T17">XXXX</text:span> </text:p>
      <text:p text:style-name="P19">&gt;&gt;&gt; How do I ...?</text:p>
      <text:p text:style-name="Standard">Another good place to look is the <text:a xlink:type="simple" xlink:href="https://github.com/hamishcunningham/pi-tronics/issues" text:style-name="Internet_20_link" text:visited-style-name="Visited_20_Internet_20_Link">GitHub issues list</text:a> (click on the "closed" list to see them all).</text:p>
      <text:p text:style-name="Standard">If you're still stuck, raise a new issue?</text:p>
      <text:p text:style-name="Standard">Good luck!</text:p>
      <text:h text:style-name="Heading_20_3" text:outline-level="3"><text:bookmark-start text:name="__RefHeading__5536_902516158"/>Pi Models: 2, 3, 3 B+ <text:bookmark-end text:name="__RefHeading__5536_902516158"/></text:h>
      <text:p text:style-name="Standard">MoPi-2 is tested and is working fine with the Raspberry Pi 2 Model B, Pi 3 Model B and Pi 3 Model B+. See <text:a xlink:type="simple" xlink:href="#2.2.5.How to Use MoPi-2  |outline" text:style-name="Internet_20_link" text:visited-style-name="Visited_20_Internet_20_Link">above</text:a>. </text:p>
      <text:h text:style-name="Heading_20_1" text:outline-level="1"><text:bookmark-start text:name="__RefHeading__5538_902516158"/>The MoPi-2 Hardware <text:bookmark-end text:name="__RefHeading__5538_902516158"/></text:h>
      <text:p text:style-name="Standard">The MoPi-2 simplified schematic diagram is shown below.</text:p>
      <text:h text:style-name="P104" text:outline-level="2" text:is-list-header="true"><draw:frame draw:style-name="fr12" draw:name="графики5" text:anchor-type="paragraph" svg:width="10.53cm" svg:height="18.42cm" draw:z-index="4"><draw:image xlink:href="../images/MoPi-2_Sch.jpg" xlink:type="simple" xlink:show="embed" xlink:actuate="onLoad"/></draw:frame><text:soft-page-break/></text:h>
      <text:h text:style-name="P102" text:outline-level="2"><text:bookmark-start text:name="__RefHeading__5540_902516158"/>Powering the Pi <text:bookmark-end text:name="__RefHeading__5540_902516158"/></text:h>
      <text:p text:style-name="Standard"><text:span text:style-name="T1">MoPi-2 has two power inputs, labeled </text:span><text:span text:style-name="T15">BATTERY</text:span><text:span text:style-name="T25"> </text:span><text:span text:style-name="T15">#1</text:span><text:span text:style-name="T1"> and </text:span><text:span text:style-name="T15">BATTERY</text:span><text:span text:style-name="T25"> </text:span><text:span text:style-name="T15">#2</text:span><text:span text:style-name="T25"> (connector </text:span><text:span text:style-name="T15">X2</text:span><text:span text:style-name="T25">, pin </text:span><text:span text:style-name="T15">#1</text:span><text:span text:style-name="T25"> and pin </text:span><text:span text:style-name="T15">#3</text:span><text:span text:style-name="T25"> respectively; pin </text:span><text:span text:style-name="T15">#2</text:span><text:span text:style-name="T25"> is </text:span><text:span text:style-name="T15">GND</text:span><text:span text:style-name="T25">). They</text:span><text:span text:style-name="T1"> are connected to MOSFET switches </text:span><text:span text:style-name="T15">T4</text:span><text:span text:style-name="T1"> and </text:span><text:span text:style-name="T15">T6</text:span><text:span text:style-name="T1"> respectively. The </text:span><text:span text:style-name="T10">T5</text:span><text:span text:style-name="T1"> and </text:span><text:span text:style-name="T10">T7</text:span><text:span text:style-name="T1"> comparators open this switch whose input voltage is higher. The corresponding green LED, </text:span><text:span text:style-name="T10">D8</text:span><text:span text:style-name="T1"> or </text:span><text:span text:style-name="T10">D9</text:span><text:span text:style-name="T1">, located next to the power inputs, lights up. The other input voltage, if such exists, is backing up the MoPi-2 work and takes over immediately after the first input voltage becomes lower than the second one.</text:span></text:p>
      <text:p text:style-name="Standard"><text:span text:style-name="T1">The +5 volts to the Pi is generated by a highly efficient, wide-input, 3A switch mode voltage converter </text:span><text:span text:style-name="T10">U3</text:span><text:span text:style-name="T1">. It starts when the power switch </text:span><text:span text:style-name="T15">SW1</text:span><text:span text:style-name="T1"> is pressed and hold for 2 </text:span><text:soft-page-break/><text:span text:style-name="T1">seconds. Between U3 output and GPIO connector pins a “smart diode” T10 is placed to protect Pi and MoPi-2 from opposite switching of their power supplies. </text:span></text:p>
      <text:p text:style-name="Standard"><text:span text:style-name="T1">The MoPi-2 functionality is implemented by a firmware flashed in microcontroller. It does voltage level monitoring, level signaling (via the LEDs and the I</text:span><text:span text:style-name="T7">2</text:span><text:span text:style-name="T1">C interface), and on/off switching of the +5V supply to the Pi. Battery voltage levels are measured using the built-in microcontroller analog to digital converter and compared to predefined discharging profile (default or programmed via I</text:span><text:span text:style-name="T7">2</text:span><text:span text:style-name="T1">C commands). Each profile define four voltage levels: battery full, battery good, battery low, battery critical) A RGB LED </text:span><text:span text:style-name="T15">D7</text:span><text:span text:style-name="T1"> lights on blue, green or red to indicate the actual voltage level. Its state is also accessible via I</text:span><text:span text:style-name="T7">2</text:span><text:span text:style-name="T1">C status command. During operation, the microcontroller continuously monitors the voltage level, and when it falls beneath a low battery level that it believes leaves only a few minutes of operational time, it switches the RGB LED to red. Simultaneously the green LED of the low battery starts flashing, indicating that the pack needs replacement. If the user connects to MoPi-2 another, fresh battery pack, the work continues. Another possibility is the user to force clean shutdown pressing and holding the power switch </text:span><text:span text:style-name="T15">SW1</text:span><text:span text:style-name="T1"> for 3 seconds. If nothing changes and the battery continues to discharge down to a critical level, then the RGB LED starts flashing red and MoPi-2 forces clean shutdown. </text:span></text:p>
      <text:p text:style-name="P27"><text:span text:style-name="T4">Notes:</text:span><text:span text:style-name="T1"> </text:span></text:p>
      <text:list xml:id="list1391712990021838744" text:style-name="L15">
        <text:list-item>
          <text:p text:style-name="P88">The MoPi-2 default discharging profile is for 8 NiMH rechargeable batteries with the following voltage levels: </text:p>
          <text:list>
            <text:list-item>
              <text:p text:style-name="P88">Battery Full <text:tab/>11.2V</text:p>
            </text:list-item>
            <text:list-item>
              <text:p text:style-name="P88">Battery Good <text:tab/> <text:s/>9.8V</text:p>
            </text:list-item>
            <text:list-item>
              <text:p text:style-name="P88">Battery Low<text:tab/> <text:s/>9.35V</text:p>
            </text:list-item>
            <text:list-item>
              <text:p text:style-name="P64">Battery Crytical<text:tab/> <text:s/>8.5V<text:tab/> <text:s text:c="2"/></text:p>
            </text:list-item>
          </text:list>
        </text:list-item>
        <text:list-item>
          <text:p text:style-name="P64">User alerts and clean shutdown are combined functions of MoPi-2 and installed in a Pi Simbamon daemon. </text:p>
        </text:list-item>
      </text:list>
      <text:h text:style-name="P102" text:outline-level="2"><text:bookmark-start text:name="__RefHeading__5542_902516158"/>Load Signal <text:bookmark-end text:name="__RefHeading__5542_902516158"/></text:h>
      <text:p text:style-name="P2">MoPi-2 <text:s/>continuously monitors the magnitude of the load current (current to the Pi). If it becomes near 2.5A, the red LED D11 starts flashing. The LED goes off when the magnitude drops down to 2.0A or less. </text:p>
      <text:h text:style-name="P102" text:outline-level="2"><text:bookmark-start text:name="__RefHeading__5544_902516158"/>Charger Gate <text:bookmark-end text:name="__RefHeading__5544_902516158"/></text:h>
      <text:p text:style-name="P27">One of the MoPi improvements is the ability to charge the batteries without disconnect them. To <text:span text:style-name="T1">implement</text:span> this feature MoPi-2 has additional gate, connector <text:span text:style-name="T17">X1</text:span>, where an external charger can be connect. The battery pack has to be connected to <text:span text:style-name="T17">BATTERY</text:span><text:span text:style-name="T26"> </text:span><text:span text:style-name="T17">#2</text:span> input. The other input, <text:span text:style-name="T17">BATTERY</text:span><text:span text:style-name="T26"> </text:span><text:span text:style-name="T17">#1</text:span>, can be use for another power source, e.g. wall <text:soft-page-break/>adapter. MoPi-2 will use the <text:span text:style-name="T17">BATTERY</text:span><text:span text:style-name="T26"> </text:span><text:span text:style-name="T17">#1</text:span><text:span text:style-name="T26"> input</text:span> while its voltage magnitude is higher than the <text:span text:style-name="T17">BATTERY</text:span><text:span text:style-name="T26"> </text:span><text:span text:style-name="T17">#2</text:span> magnitude. The charger gate will open if </text:p>
      <text:list xml:id="list1359116909101136870" text:style-name="L16">
        <text:list-header>
          <text:p text:style-name="P97">1) <text:s/>there is a charger connect to it,</text:p>
          <text:p text:style-name="P97"><text:s/>2) <text:s/>there is a battery connected to <text:span text:style-name="T17">BATTERY</text:span><text:span text:style-name="T26"> </text:span><text:span text:style-name="T17">#2</text:span> input, and </text:p>
          <text:p text:style-name="P97">3) <text:s/><text:span text:style-name="T17">BATTERY</text:span><text:span text:style-name="T26"> </text:span><text:span text:style-name="T17">#1</text:span> voltage is higher than <text:span text:style-name="T17">BATTERY</text:span><text:span text:style-name="T26"> </text:span><text:span text:style-name="T17">#2</text:span><text:span text:style-name="T26"> voltage. </text:span></text:p>
        </text:list-header>
      </text:list>
      <text:p text:style-name="P30">All charging parameters, such as magnitude of the current, duration of the charge, termination etc depends entirely on the functionality of the external charger. Mopi-2 will terminate charging and close the charger gate only if </text:p>
      <text:list xml:id="list34422012" text:continue-numbering="true" text:style-name="L16">
        <text:list-header>
          <text:p text:style-name="P98">1) <text:s/>the charger or the battery are disconnected, </text:p>
          <text:p text:style-name="P97"><text:span text:style-name="T26">2) <text:s/>the </text:span><text:span text:style-name="T17">BATTERY</text:span><text:span text:style-name="T26"> </text:span><text:span text:style-name="T17">#1</text:span><text:span text:style-name="T26"> voltage becomes equal to or less than </text:span><text:span text:style-name="T17">BATTERY</text:span><text:span text:style-name="T26"> </text:span><text:span text:style-name="T17">#2</text:span><text:span text:style-name="T26"> voltage, or <text:s/></text:span></text:p>
          <text:p text:style-name="P98">3) <text:s/>MoPi-2 shuts down. </text:p>
        </text:list-header>
      </text:list>
      <text:p text:style-name="Standard">When the charger gate is open, the green LED <text:span text:style-name="T17">D10</text:span> lights on. </text:p>
      <text:h text:style-name="Heading_20_2" text:outline-level="2"><text:bookmark-start text:name="__RefHeading__5546_902516158"/>Microcontroller <text:bookmark-end text:name="__RefHeading__5546_902516158"/></text:h>
      <text:p text:style-name="Standard">The microcontroller (with embedded firmware) implements all the functions related to voltage level monitoring, level signaling (via the LEDs and the I<text:span text:style-name="T6">2</text:span>C interface), on/off switching of the +5V supply to the Pi, and charger gate on/off. An 8-bit low-power EFM8BB1 by Silicon Labs is used. </text:p>
      <text:h text:style-name="Heading_20_2" text:outline-level="2"><text:bookmark-start text:name="__RefHeading__5548_902516158"/>MoPi-2 Modes <text:bookmark-end text:name="__RefHeading__5548_902516158"/></text:h>
      <text:p text:style-name="Standard">MoPi-2 has the following modes of operation: </text:p>
      <text:list xml:id="list5261784809188437113" text:style-name="L17">
        <text:list-item>
          <text:p text:style-name="P72"><text:span text:style-name="T23">Normal Mode</text:span><text:span text:style-name="T28"> – MoPi-2 is started and supplies +5V to the Pi. The power consumption is 15mA. </text:span></text:p>
        </text:list-item>
        <text:list-item>
          <text:p text:style-name="P72"><text:span text:style-name="T23">Sleep Mode</text:span><text:span text:style-name="T28"> – MoPi-2 enters this mode when an Power Up Delay I</text:span><text:span text:style-name="T8">2</text:span><text:span text:style-name="T28">C command has been issued before Shutdown command. The +5V to the Pi are switched off, the LEDs also. Only the microcontroller is counting the preset delay. When end of the count is reached, MoPi-2 wakes up switching to Normal Mode. The power consumption in Sleep Mode is 0.5mA. </text:span></text:p>
        </text:list-item>
      </text:list>
      <text:list xml:id="list4259551483037076356" text:style-name="L18">
        <text:list-item>
          <text:p text:style-name="P73"><text:span text:style-name="T23">Off Mode</text:span><text:span text:style-name="T28"> – MoPi-2 initial state or result of an Shutdown command. Most of the components, including the microcontroller are disconnected and MoPi-2 takes 15</text:span><text:span text:style-name="T31">µ</text:span><text:span text:style-name="T28">A </text:span><text:span text:style-name="T28">only! To switch on and go to Normal Mode the power switch has to be pressed for 2 seconds. </text:span></text:p>
        </text:list-item>
        <text:list-item>
          <text:p text:style-name="P73"><text:span text:style-name="T23">Idle Mode</text:span><text:span text:style-name="T28"> – </text:span><text:span text:style-name="T5">If MoPi-2 is running without load (probably the Pi <text:s/>is powered up via its micro-USB connector or the PCB is not inserted on the GPIO pins), the firmware switches the device in Idle Mode. The voltage regulator is on generating +5V, but they are split from the Pi by the “smart diode” </text:span><text:span text:style-name="T11">T10</text:span><text:span text:style-name="T5">. The status LED flashes slow in </text:span><text:soft-page-break/><text:span text:style-name="T5">blue or green in dependence of the input voltage level. Once a load is applied, e.g. the Pi's 5V goes off and </text:span><text:span text:style-name="T11">T10</text:span><text:span text:style-name="T5"> opens up to power the Pi, MoPi-2 switches to Normal Mode keeping the Pi to run smooth. The status LED lights steady after the switching. </text:span></text:p>
        </text:list-item>
      </text:list>
      <text:h text:style-name="Heading_20_1" text:outline-level="1"><text:bookmark-start text:name="__RefHeading__5550_902516158"/>The MoPi-2 Software Suite <text:bookmark-end text:name="__RefHeading__5550_902516158"/></text:h>
      <text:p text:style-name="Standard">This section describes how the MoPi-2 software suite works and how the architecture of MoPi-2 hangs together.</text:p>
      <text:p text:style-name="Standard">There are four main parts of the puzzle:</text:p>
      <text:list xml:id="list8023549998773301354" text:style-name="L19">
        <text:list-item>
          <text:p text:style-name="P74">A <text:span text:style-name="T21">daemon</text:span> which runs in the background on the Pi, which is called <text:a xlink:type="simple" xlink:href="#3.1.simbamond, the simbamon daemon|outline" text:style-name="Internet_20_link" text:visited-style-name="Visited_20_Internet_20_Link">simbamond</text:a> (simbamon daemon, or SImple BAttery MONnitor daemon). It is available as a package for Raspbian, and installing it pulls in all MoPi-2 software. </text:p>
        </text:list-item>
        <text:list-item>
          <text:p text:style-name="P74">An interface that communicates with the MoPi-2 hardware over the I2C protocol. This interface is wrapped up as a <text:a xlink:type="simple" xlink:href="#3.2.The Python API |outline" text:style-name="Internet_20_link" text:visited-style-name="Visited_20_Internet_20_Link">Python API</text:a>.</text:p>
        </text:list-item>
        <text:list-item>
          <text:p text:style-name="P74">A <text:a xlink:type="simple" xlink:href="#4.3.MoPi-2 from the Command Line |outline" text:style-name="Internet_20_link" text:visited-style-name="Visited_20_Internet_20_Link">command-line tool</text:a> that uses the Python API and provides a language-neutral portable method for talking to the board from the Pi.</text:p>
        </text:list-item>
        <text:list-item>
          <text:p text:style-name="P74">A <text:a xlink:type="simple" xlink:href="#2.3.2.Using the Configuration Tool on the Pi |outline" text:style-name="Internet_20_link" text:visited-style-name="Visited_20_Internet_20_Link">configuration user interface</text:a> that simplifies the process of setting up MoPi-2 to deal with different types and numbers of batteries, and other types of power supply. </text:p>
        </text:list-item>
      </text:list>
      <text:p text:style-name="Standard">All of the code for these components is <text:a xlink:type="simple" xlink:href="https://github.com/hamishcunningham/pi-tronics/tree/master/simbamon" text:style-name="Internet_20_link" text:visited-style-name="Visited_20_Internet_20_Link">available on GitHub</text:a>. </text:p>
      <text:p text:style-name="Standard">The rest of this section discusses each of the main elements in turn, describes how to check up on the beast as it runs, and finishes up with more detail of the implementation of the daemon. </text:p>
      <text:h text:style-name="Heading_20_2" text:outline-level="2"><text:bookmark-start text:name="__RefHeading__5552_902516158"/>simbamond, the simbamon daemon <text:bookmark-end text:name="__RefHeading__5552_902516158"/></text:h>
      <text:p text:style-name="Standard">When the Pi (or any other Linux system) boots, several system services are started that will run continuously until the machine is shut down again. These services are called daemons, of which simbamon is one. The first point of entry, used by the operating system to start, stop, etc., is an init (think initialisation) script: <text:a xlink:type="simple" xlink:href="https://github.com/hamishcunningham/pi-tronics/blob/master/simbamon/simbamond.default" text:style-name="Internet_20_link" text:visited-style-name="Visited_20_Internet_20_Link"><text:span text:style-name="T9">/etc/init.d/simbamond</text:span></text:a>. This script (which you can think of as a wrapper for management) calls another script to do the real work: <text:a xlink:type="simple" xlink:href="https://github.com/hamishcunningham/pi-tronics/blob/master/simbamon/simbamon" text:style-name="Internet_20_link" text:visited-style-name="Visited_20_Internet_20_Link"><text:span text:style-name="T9">/usr/sbin/simbamon</text:span></text:a>. </text:p>
      <text:p text:style-name="Standard">One of key features of MoPi-2 is that it supports many different types of batteries and many other types of power supply (from solar panels to elastic bands!). Coping with the requirements of all these monsters needs a huge wodge of configuration data, which (following Debian Linux convention) lives in <text:span text:style-name="T9">/etc/default/</text:span> in a file (again, confusingly) called <text:a xlink:type="simple" xlink:href="https://github.com/hamishcunningham/pi-tronics/blob/master/simbamon/simbamond.init" text:style-name="Internet_20_link" text:visited-style-name="Visited_20_Internet_20_Link">simbamond</text:a>.<text:a xlink:type="simple" xlink:href="#Footnote5" text:style-name="Internet_20_link" text:visited-style-name="Visited_20_Internet_20_Link"><text:span text:style-name="T6">5</text:span></text:a></text:p>
      <text:p text:style-name="Standard">Together these three script files make up a new system service that polls the MoPi-2 hardware every couple of seconds and shouts loudly when an electron shortage appears <text:soft-page-break/>on the horizon. If no one is listening and the shortage gets acute, the daemon tells the Pi to take a rest and issues the <text:span text:style-name="T9">shutdown</text:span> command.</text:p>
      <text:p text:style-name="Standard">There is <text:a xlink:type="simple" xlink:href="#4.6.simbamon: a simple battery monitor |outline" text:style-name="Internet_20_link" text:visited-style-name="Visited_20_Internet_20_Link">more detail below</text:a>. </text:p>
      <text:h text:style-name="Heading_20_2" text:outline-level="2"><text:bookmark-start text:name="__RefHeading__5554_902516158"/>The Python API <text:bookmark-end text:name="__RefHeading__5554_902516158"/></text:h>
      <text:p text:style-name="Standard">How do we talk to the hardware? From MoPi-2 version 3 onwards we shifted away from using the Pi's general-purpose GPIO pins (using a tool called WiringPi). This worked well, but it used a pin for each bit of data that we wanted to ship between the board and the Pi. As time went on we found more and more data that we needed to share (and we also came across other add-on boards that use lots of GPIO pins — e.g. <text:a xlink:type="simple" xlink:href="http://pi.gate.ac.uk/posts/2014/02/07/airpi1/" text:style-name="Internet_20_link" text:visited-style-name="Visited_20_Internet_20_Link">AirPi</text:a>).</text:p>
      <text:p text:style-name="Standard">Luckily the Pi also hosts several other inter-board communication options, including the I2C protocol, which uses only two pins, can talk to multiple devices over the same two wires, and allows transfer of much larger amounts of data. </text:p>
      <text:p text:style-name="Standard">There are two ways to talk over I2C from the Pi: a set of command-line tools written in C, and a Python module. Both work, but the Python version seems to have had more attention from Pi users and developers, and even has support for multi-byte reads. So we've implemented an API for MoPi-2 in Python<text:a xlink:type="simple" xlink:href="#Footnote6" text:style-name="Internet_20_link" text:visited-style-name="Visited_20_Internet_20_Link"><text:span text:style-name="T22">6</text:span></text:a>, which now lives in a file called <text:span text:style-name="T9">mopiapi.py</text:span>. For Python programmers this code provides a natural and efficient method of including MoPi-2 facilities in their programs. For example, writing a system tray applet...</text:p>
      <text:h text:style-name="Heading_20_2" text:outline-level="2"><text:bookmark-start text:name="__RefHeading__5556_902516158"/>MoPi-2 from the Command Line <text:bookmark-end text:name="__RefHeading__5556_902516158"/></text:h>
      <text:p text:style-name="Standard">The observant amongst you may have noticed that simbamon is not written in Python<text:a xlink:type="simple" xlink:href="#Footnote7" text:style-name="Internet_20_link" text:visited-style-name="Visited_20_Internet_20_Link"><text:span text:style-name="T6">7</text:span></text:a> — how does the daemon talk to the board when the API is in Python? That's where <text:a xlink:type="simple" xlink:href="https://github.com/hamishcunningham/pi-tronics/blob/master/simbamon/mopicli" text:style-name="Internet_20_link" text:visited-style-name="Visited_20_Internet_20_Link"><text:span text:style-name="T9">mopcli</text:span></text:a> comes in, which is a command-line interface to the Python API. This script provides convenient methods for the daemon to use, or for Pi users to query and configure the board, or for our configuration utility — which by amazing coincidence is described next.</text:p>
      <text:p text:style-name="P27">To see what the beast can do, ask it for help by typing <text:span text:style-name="T9">sudo</text:span><text:span text:style-name="T24"> </text:span><text:span text:style-name="T9">mopicli</text:span><text:span text:style-name="T24"> </text:span><text:span text:style-name="T9">-h</text:span>; you'll get something like this:</text:p>
      <text:p text:style-name="P16">Usage: mopicli [-h] [options]</text:p>
      <text:p text:style-name="P16">This tool is for interfacing with the MoPi-2 battery power add-on board for the Raspberry Pi. (http://pi.gate.ac.uk)</text:p>
      <text:p text:style-name="P16">Package Version 4.0</text:p>
      <text:p text:style-name="P16">Version 0.5, API 0.3</text:p>
      <text:p text:style-name="P16">Miscellaneous:</text:p>
      <text:p text:style-name="P16"><text:s text:c="2"/>-i x <text:s/>I2C bus</text:p>
      <text:p text:style-name="P16"><text:s text:c="4"/>Where x is the I2C bus that connects the MoPi-2 to the Raspberry Pi. If this flag is not set, the default bus of 1 is used, based on board revision.</text:p>
      <text:p text:style-name="P16"><text:s text:c="2"/>-fv <text:s text:c="2"/>Firmware version</text:p>
      <text:p text:style-name="P16"><text:s text:c="2"/>-sn <text:s text:c="2"/>Serial number</text:p>
      <text:p text:style-name="P16"><text:s text:c="2"/>-h <text:s text:c="3"/>Display this message</text:p>
      <text:p text:style-name="P16"><text:soft-page-break/><text:s text:c="2"/>-e <text:s text:c="3"/>Read everything possible from the MoPi-2</text:p>
      <text:p text:style-name="P16"><text:s text:c="2"/>-nl <text:s text:c="2"/>No labels on output</text:p>
      <text:p text:style-name="P16">Status:</text:p>
      <text:p text:style-name="P16"><text:s text:c="2"/>-s <text:s text:c="3"/>MoPi-2 status word</text:p>
      <text:p text:style-name="P16"><text:s text:c="2"/>-sv <text:s text:c="2"/>Verbose status</text:p>
      <text:p text:style-name="P16"><text:s text:c="2"/>-v <text:s text:c="3"/>Current source voltage in mV</text:p>
      <text:p text:style-name="P16"><text:s text:c="2"/>-v1 <text:s text:c="2"/>Source #1 voltage in mV</text:p>
      <text:p text:style-name="P16"><text:s text:c="2"/>-v2 <text:s text:c="2"/>Source #2 voltage in mV</text:p>
      <text:p text:style-name="P16">Read configuration options:</text:p>
      <text:p text:style-name="P16"><text:s text:c="2"/>-rc <text:s text:c="2"/>Combined source #1/#2 conf</text:p>
      <text:p text:style-name="P16"><text:s text:c="2"/>-rc1 <text:s/>Source #1 conf</text:p>
      <text:p text:style-name="P16"><text:s text:c="2"/>-rc2 <text:s/>Source #2 conf</text:p>
      <text:p text:style-name="P16"><text:s text:c="2"/>-ron <text:s/>Power on delay</text:p>
      <text:p text:style-name="P16"><text:s text:c="2"/>-rsd <text:s/>Shutdown delay</text:p>
      <text:p text:style-name="P16">Write configuration options:</text:p>
      <text:p text:style-name="P16"><text:s text:c="2"/>-wc t mV mV mV mV <text:s text:c="4"/>Combined source #1/#2 conf</text:p>
      <text:p text:style-name="P16"><text:s text:c="2"/>-wc1 t mV mV mV mV <text:s text:c="3"/>Source #1 conf</text:p>
      <text:p text:style-name="P16"><text:s text:c="2"/>-wc2 t mV mV mV mV <text:s text:c="3"/>Source #2 conf</text:p>
      <text:p text:style-name="P16"><text:s text:c="4"/>Where t (type) is 1 for rechargeable batteries, 2 for non-rechargeable</text:p>
      <text:p text:style-name="P16"><text:s text:c="4"/>batteries, 3 for PSU / DC adapter, and the four mV settings are the</text:p>
      <text:p text:style-name="P16"><text:s text:c="4"/>mmaximum, good, low, and critical voltage levels.</text:p>
      <text:p text:style-name="P16"><text:s text:c="2"/>-won seconds <text:s text:c="9"/>Power on timer in seconds</text:p>
      <text:p text:style-name="P16"><text:s text:c="4"/>This timer counts down from the moment the MoPi-2 is powered off and turns it back on when reaching zero.</text:p>
      <text:p text:style-name="P16"><text:s text:c="2"/>-wsd seconds <text:s text:c="9"/>Shutdown timer in seconds</text:p>
      <text:p text:style-name="P16"><text:s text:c="4"/>This timer counts down from the moment it is set and powers off the MoPi-2 when reaching zero.</text:p>
      <text:p text:style-name="P16">All options may be used simultaneously. When doing so, they execute in the</text:p>
      <text:p text:style-name="P13"><text:s text:c="2"/>order they are listed in in this help message. However, only one of each may be used. </text:p>
      <text:p text:style-name="Standard">As easy as pie. </text:p>
      <text:h text:style-name="Heading_20_2" text:outline-level="2"><text:bookmark-start text:name="__RefHeading__5558_902516158"/>Configuring Your Power Supplies <text:bookmark-end text:name="__RefHeading__5558_902516158"/></text:h>
      <text:p text:style-name="Standard">Not quite so easy is choosing the correct voltage settings for different battery chemistries and different combinations of cells (not to mention other types of power supply). In each case MoPi-2 needs to know:</text:p>
      <text:list xml:id="list1654865875695519515" text:style-name="L20">
        <text:list-item>
          <text:p text:style-name="P75">What is the approximate voltage that the battery will supply when fully charged? </text:p>
        </text:list-item>
        <text:list-item>
          <text:p text:style-name="P75">What is the point at which we're getting low on charge? (And therefore may expect to run out of juice within a few minutes or so.) </text:p>
        </text:list-item>
        <text:list-item>
          <text:p text:style-name="P75">what is the minimum safe discharge voltage? (Just above the critical deep discharge level of the batteries.) </text:p>
        </text:list-item>
      </text:list>
      <text:p text:style-name="Standard"><text:soft-page-break/>The mid-point between the first two voltages is is the conventional definition of what a good level of charge is, so that's where we swap between lighting up our RGB led in blue and lighting it in green. When we reach the low charge point we turn the LED red, and when we reach the minimum safe discharge voltage (or the minimum safe operating voltage of our micro-controller at 6.5V if that is higher) then we initiate shutdown.</text:p>
      <text:p text:style-name="Standard">Let's look at each of these values in more detail:</text:p>
      <text:list xml:id="list182629701662580294" text:style-name="L21">
        <text:list-item>
          <text:p text:style-name="P76"><text:span text:style-name="T21">Fully-charged voltage</text:span>. This is equal to the fully-charged voltage of each cell in the battery pack multiplied by the number of cells. Like most things with batteries, it varies according to battery chemistry — e.g. an Alkaline cell generates 1.5V; a NiMH 1.2V; a LiIon 3.7V. </text:p>
        </text:list-item>
        <text:list-item>
          <text:p text:style-name="P76"><text:span text:style-name="T21">The low charge level</text:span>. When you record the voltage delivered by a battery over time, most of the curves exhibit a knee shape. Before the knee voltage drop is reasonably slow; after the knee if drops much more sharply. We need to try and warn the user around the knee point, so that they have enough time to replace the battery before it drains completely, but not so much time that there is still lots of usable charge left. </text:p>
        </text:list-item>
        <text:list-item>
          <text:p text:style-name="P76"><text:span text:style-name="T21">Minimum safe discharge voltage</text:span>. This applies to all rechargeable batteries. If we discharge below this level, then the capacity to recharge will be impared. This makes it a very important factor in battery life for the long term, and one which we've done a lot of work to model and adapt to. (Ever wondered why the rechargeables that you put in your alarm clock or torch lasted such a short time? Most devices have no way of knowing about the minimum discharge level for the particular chemistry you're using!) </text:p>
        </text:list-item>
        <text:list-item>
          <text:p text:style-name="P76"><text:span text:style-name="T21">Minimum safe operating level</text:span>. MoPi-2 uses a sophisticated microcontroller to analyse battery behaviour, control its LEDs and deliver data to the software suite running on the Pi. If the supply voltage to MoPi-2 falls below a certain level (around 6.5V) then the microcontroller may terminate, or even start to behave unpredictably. It is very important to trap rapid voltage drop before it reaches this point. </text:p>
        </text:list-item>
      </text:list>
      <text:p text:style-name="Standard">To deal with all these considerations, the current version of the software stores these values: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47"/>
          </table:table-cell>
          <table:table-cell table:style-name="Таблица3.A1" office:value-type="string">
            <text:p text:style-name="P24">TYPE</text:p>
          </table:table-cell>
          <table:table-cell table:style-name="Таблица3.A1" office:value-type="string">
            <text:p text:style-name="P23">CELL/FULL</text:p>
          </table:table-cell>
          <table:table-cell table:style-name="Таблица3.A1" office:value-type="string">
            <text:p text:style-name="P23">MIN</text:p>
          </table:table-cell>
        </table:table-row>
        <table:table-row>
          <table:table-cell table:style-name="Таблица3.A1" office:value-type="string">
            <text:p text:style-name="P48">1</text:p>
          </table:table-cell>
          <table:table-cell table:style-name="Таблица3.A1" office:value-type="string">
            <text:p text:style-name="P25">non-battery</text:p>
          </table:table-cell>
          <table:table-cell table:style-name="Таблица3.A1" office:value-type="string">
            <text:p text:style-name="P48">9.0</text:p>
          </table:table-cell>
          <table:table-cell table:style-name="Таблица3.A1" office:value-type="string">
            <text:p text:style-name="P48">6.2</text:p>
          </table:table-cell>
        </table:table-row>
        <table:table-row>
          <table:table-cell table:style-name="Таблица3.A1" office:value-type="string">
            <text:p text:style-name="P48">2</text:p>
          </table:table-cell>
          <table:table-cell table:style-name="Таблица3.A1" office:value-type="string">
            <text:p text:style-name="P25">NiMH</text:p>
          </table:table-cell>
          <table:table-cell table:style-name="Таблица3.A1" office:value-type="string">
            <text:p text:style-name="P48">1.2</text:p>
          </table:table-cell>
          <table:table-cell table:style-name="Таблица3.A1" office:value-type="string">
            <text:p text:style-name="P48">0.95</text:p>
          </table:table-cell>
        </table:table-row>
        <table:table-row>
          <table:table-cell table:style-name="Таблица3.A1" office:value-type="string">
            <text:p text:style-name="P48">3</text:p>
          </table:table-cell>
          <table:table-cell table:style-name="Таблица3.A1" office:value-type="string">
            <text:p text:style-name="P25">Alkaline</text:p>
          </table:table-cell>
          <table:table-cell table:style-name="Таблица3.A1" office:value-type="string">
            <text:p text:style-name="P48">1.5</text:p>
          </table:table-cell>
          <table:table-cell table:style-name="Таблица3.A1" office:value-type="string">
            <text:p text:style-name="P48">0.8</text:p>
          </table:table-cell>
        </table:table-row>
        <table:table-row>
          <table:table-cell table:style-name="Таблица3.A1" office:value-type="string">
            <text:p text:style-name="P48">4</text:p>
          </table:table-cell>
          <table:table-cell table:style-name="Таблица3.A1" office:value-type="string">
            <text:p text:style-name="P25">Lead Acid</text:p>
          </table:table-cell>
          <table:table-cell table:style-name="Таблица3.A1" office:value-type="string">
            <text:p text:style-name="P48">2.0</text:p>
          </table:table-cell>
          <table:table-cell table:style-name="Таблица3.A1" office:value-type="string">
            <text:p text:style-name="P48">1.58</text:p>
          </table:table-cell>
        </table:table-row>
        <table:table-row>
          <table:table-cell table:style-name="Таблица3.A1" office:value-type="string">
            <text:p text:style-name="P48">5</text:p>
          </table:table-cell>
          <table:table-cell table:style-name="Таблица3.A1" office:value-type="string">
            <text:p text:style-name="P25">Lithium Ion</text:p>
          </table:table-cell>
          <table:table-cell table:style-name="Таблица3.A1" office:value-type="string">
            <text:p text:style-name="P48">3.7</text:p>
          </table:table-cell>
          <table:table-cell table:style-name="Таблица3.A1" office:value-type="string">
            <text:p text:style-name="P48">3.0</text:p>
          </table:table-cell>
        </table:table-row>
        <table:table-row>
          <table:table-cell table:style-name="Таблица3.A1" office:value-type="string">
            <text:p text:style-name="P48">6</text:p>
          </table:table-cell>
          <table:table-cell table:style-name="Таблица3.A1" office:value-type="string">
            <text:p text:style-name="P25">LiPo</text:p>
          </table:table-cell>
          <table:table-cell table:style-name="Таблица3.A1" office:value-type="string">
            <text:p text:style-name="P48">4.2</text:p>
          </table:table-cell>
          <table:table-cell table:style-name="Таблица3.A1" office:value-type="string">
            <text:p text:style-name="P48">3.0</text:p>
          </table:table-cell>
        </table:table-row>
        <table:table-row>
          <table:table-cell table:style-name="Таблица3.A1" office:value-type="string">
            <text:p text:style-name="P48">7</text:p>
          </table:table-cell>
          <table:table-cell table:style-name="Таблица3.A1" office:value-type="string">
            <text:p text:style-name="P26">NiCd</text:p>
          </table:table-cell>
          <table:table-cell table:style-name="Таблица3.A1" office:value-type="string">
            <text:p text:style-name="P48">1.2</text:p>
          </table:table-cell>
          <table:table-cell table:style-name="Таблица3.A1" office:value-type="string">
            <text:p text:style-name="P48">1.1</text:p>
          </table:table-cell>
        </table:table-row>
      </table:table>
      <text:p text:style-name="P20"><text:soft-page-break/>When we know what chemistry we're dealing with, and how many cells, we can then make good guesses about where the four levels above should fall. But how do we know what the chemistry is? Two ways:</text:p>
      <text:list xml:id="list3929940397902173314" text:style-name="L22">
        <text:list-item>
          <text:p text:style-name="P77">We have <text:a xlink:type="simple" xlink:href="#2.3.1.Choosing Default Supply Profile |outline" text:style-name="Internet_20_link" text:visited-style-name="Visited_20_Internet_20_Link">built-in default</text:a> – 8 NiMH cells </text:p>
        </text:list-item>
        <text:list-item>
          <text:p text:style-name="P77">You tell us! To this end we have developed a configuration UI on the Pi, which is the last piece in our four part software puzzle. </text:p>
        </text:list-item>
      </text:list>
      <text:p text:style-name="P21">The configuration UI uses the same tools as the Raspberry Pi's utility (<text:span text:style-name="T9">raspi-config</text:span>), so it should be simple and familiar, and it can be used over all types of connections (including remote login with <text:span text:style-name="T9">ssh</text:span>). Here's a screen shot or three: </text:p>
      <text:p text:style-name="P4"><draw:frame draw:style-name="fr13" draw:name="графики2" text:anchor-type="paragraph" svg:width="17cm" svg:height="11.43cm" draw:z-index="1"><draw:image xlink:href="../images/config-01.png" xlink:type="simple" xlink:show="embed" xlink:actuate="onLoad"/></draw:frame>The main entry screen.</text:p>
      <text:p text:style-name="P3"><draw:frame draw:style-name="fr13" draw:name="графики3" text:anchor-type="paragraph" svg:width="17cm" svg:height="11.307cm" draw:z-index="2"><draw:image xlink:href="../images/config-02.png" xlink:type="simple" xlink:show="embed" xlink:actuate="onLoad"/></draw:frame><text:soft-page-break/>Configuring one of the power supplies, battery chemistry. </text:p>
      <text:p text:style-name="P3"><draw:frame draw:style-name="fr13" draw:name="графики4" text:anchor-type="paragraph" svg:width="17cm" svg:height="11.358cm" draw:z-index="3"><draw:image xlink:href="../images/config-03.png" xlink:type="simple" xlink:show="embed" xlink:actuate="onLoad"/></draw:frame>Getting status data (there's lots more in the newest version!) </text:p>
      <text:p text:style-name="P2">Dive into <text:a xlink:type="simple" xlink:href="https://github.com/hamishcunningham/pi-tronics/blob/master/simbamon/mopi" text:style-name="Internet_20_link" text:visited-style-name="Visited_20_Internet_20_Link">the source code here</text:a>.</text:p>
      <text:p text:style-name="P2"><text:soft-page-break/>And now you know more about batteries than you ever wanted to — just like me!</text:p>
      <text:h text:style-name="Heading_20_2" text:outline-level="2"><text:bookmark-start text:name="__RefHeading__5560_902516158"/>Monitoring <text:bookmark-end text:name="__RefHeading__5560_902516158"/></text:h>
      <text:p text:style-name="Standard">As you can imagine, figuring out how all this stuff is working and identifying bugs and incorrect behaviour is quite a challenge. Luckily we have some great tools to help us, one of which is <text:a xlink:type="simple" xlink:href="https://mmonit.com/" text:style-name="Internet_20_link" text:visited-style-name="Visited_20_Internet_20_Link">Monit</text:a>. This little gem is itself a daemon, and it has facilities for one thousand and one different types of monitoring task. You can listen to your webserver and restart it if it fails, or check the general load of the machine you're running on, or — in our case — check that the simbamon service is running, and if not start it up.</text:p>
      <text:p text:style-name="P27">To use it, all we need to do is <text:span text:style-name="T9">sudo</text:span><text:span text:style-name="T24"> </text:span><text:span text:style-name="T9">apt-get</text:span><text:span text:style-name="T24"> </text:span><text:span text:style-name="T9">install</text:span><text:span text:style-name="T24"> </text:span><text:span text:style-name="T9">monit</text:span> in the usual way, then edit <text:span text:style-name="T9">/etc/monit/monitrc</text:span>. This is the config we're using to monitor simbamon on one of our test rigs:</text:p>
      <text:p text:style-name="P38">########<text:span text:style-name="T32">#######################################################################</text:span></text:p>
      <text:p text:style-name="P39"># monit config for simbamond, from /etc/monit/monitrc </text:p>
      <text:p text:style-name="P39">#########################</text:p>
      <text:p text:style-name="P39"># monitoring UI (serve on port 8888 and allow connections from one IP address)</text:p>
      <text:p text:style-name="P39">set httpd port 8888 and</text:p>
      <text:p text:style-name="P39"><text:s text:c="2"/>allow 192.168.1.111</text:p>
      <text:p text:style-name="P39"># general system status</text:p>
      <text:p text:style-name="P39">check system mopi-15</text:p>
      <text:p text:style-name="P39"><text:s text:c="2"/>if loadavg (1min) &gt; 4 then alert</text:p>
      <text:p text:style-name="P39"><text:s text:c="2"/>if loadavg (5min) &gt; 2 then alert</text:p>
      <text:p text:style-name="P39"><text:s text:c="2"/>if memory usage &gt; 75% then alert</text:p>
      <text:p text:style-name="P39"><text:s text:c="2"/>if swap usage &gt; 25% then alert</text:p>
      <text:p text:style-name="P39"><text:s text:c="2"/>if cpu usage (user) &gt; 70% then alert</text:p>
      <text:p text:style-name="P39"><text:s text:c="2"/>if cpu usage (system) &gt; 30% then alert</text:p>
      <text:p text:style-name="P39"><text:s text:c="2"/>if cpu usage (wait) &gt; 20% then alert</text:p>
      <text:p text:style-name="P39"># monitor simbamond</text:p>
      <text:p text:style-name="P39">check process simbamond with pidfile /var/run/simbamond.pid</text:p>
      <text:p text:style-name="P39"><text:s text:c="2"/>start program = "/usr/sbin/service simbamond start" with timeout 60 seconds</text:p>
      <text:p text:style-name="P39"><text:s text:c="2"/>stop program <text:s/>= "/usr/sbin/service simbamond stop"</text:p>
      <text:p text:style-name="P39"><text:s text:c="2"/>restart program = "/usr/sbin/service simbamond restart" with timeout 60 seconds</text:p>
      <text:p text:style-name="P39"><text:s text:c="2"/>if cpu &gt; 60% for 2 cycles then alert</text:p>
      <text:p text:style-name="P39"><text:s text:c="2"/>if cpu &gt; 80% for 5 cycles then restart</text:p>
      <text:p text:style-name="P39"><text:s text:c="2"/>if totalmem &gt; 200.0 MB for 5 cycles then restart</text:p>
      <text:p text:style-name="P39"><text:s text:c="2"/>if children &gt; 250 then restart</text:p>
      <text:p text:style-name="P39"><text:s text:c="2"/>if loadavg(5min) greater than 10 for 8 cycles then stop</text:p>
      <text:p text:style-name="P39"><text:s text:c="2"/>if 3 restarts within 5 cycles then timeout</text:p>
      <text:p text:style-name="P39"><text:s text:c="2"/>group mopi</text:p>
      <text:p text:style-name="P35">###############################################################################</text:p>
      <text:p text:style-name="P2">You can then see what's going on by either or both of</text:p>
      <text:list xml:id="list6690984193255451518" text:style-name="L23">
        <text:list-item>
          <text:p text:style-name="P78"><text:soft-page-break/><text:span text:style-name="T10">cat/var/log/monit.log</text:span><text:span text:style-name="T1"> (</text:span><text:span text:style-name="T10">|</text:span><text:span text:style-name="T27"> </text:span><text:span text:style-name="T10">grep</text:span><text:span text:style-name="T27"> </text:span><text:span text:style-name="T10">simbamon</text:span><text:span text:style-name="T1"> is also useful) </text:span></text:p>
        </text:list-item>
        <text:list-item>
          <text:p text:style-name="P78"><text:span text:style-name="T1">pointing your browser at </text:span><text:span text:style-name="T10">http://my-pi-ip-address:8888</text:span><text:span text:style-name="T1"> (if you need to find your IP address various methods are </text:span><text:a xlink:type="simple" xlink:href="https://pi.gate.ac.uk/pages/blinkip.html" text:style-name="Internet_20_link" text:visited-style-name="Visited_20_Internet_20_Link">discussed here</text:a><text:span text:style-name="T1">) </text:span></text:p>
        </text:list-item>
      </text:list>
      <text:p text:style-name="P2">This is great for keeping check on things during load testing (particularly heavy loads which have a tendency to cause odd corner case bugs to trigger), but it is also a great tool for maximizing service availability — the configuration code above will restart simbamon within a couple of minutes should it ever crash, for example.</text:p>
      <text:h text:style-name="Heading_20_2" text:outline-level="2"><text:bookmark-start text:name="__RefHeading__5562_902516158"/>simbamon: a simple battery monitor <text:bookmark-end text:name="__RefHeading__5562_902516158"/></text:h>
      <text:h text:style-name="Heading_20_3" text:outline-level="3"><text:bookmark-start text:name="__RefHeading__5564_902516158"/>Design Notes <text:bookmark-end text:name="__RefHeading__5564_902516158"/></text:h>
      <text:p text:style-name="Standard">There are a variety of ways that laptops communicate with and control their batteries, including the <text:a xlink:type="simple" xlink:href="http://batteryuniversity.com/learn/article/inner_workings_of_a_smart_battery" text:style-name="Internet_20_link" text:visited-style-name="Visited_20_Internet_20_Link">Smart Battery specification</text:a> (which often uses SMBus, a variant of the I2C interface that the Pi supports). In Linux the resultant data feed is then modelled using a power management abstraction (of which ACPI is the most recent) and manipulated using a driver specific to the battery in use.</text:p>
      <text:p text:style-name="Standard">Sounds like a good idea? Yes, in the abstract, but implementing a new driver is quite a job — <text:a xlink:type="simple" xlink:href="https://github.com/torvalds/linux/blob/master/drivers/acpi/battery.c" text:style-name="Internet_20_link" text:visited-style-name="Visited_20_Internet_20_Link">here's one</text:a> that runs to 1200 lines of C code, for example. It is also not clear how to do this when we have the ability to plug in batteries of different types, which is something we really wanted to support.</text:p>
      <text:p text:style-name="Standard">What to do? </text:p>
      <text:p text:style-name="Standard">If in doubt, take the simple option. All Linux systems share the system service or daemon concept. A system-level process which gets run during startup. It is quite easy to implement a battery monitor daemon that listens on the Pi's I2C bus for level changes signaled by the MoPi-2 microcontroller board. The daemon then makes entries in the standard system logs as a simple way to share data with other subsystems, and can be configured to send a warning message to all users if levels are low. Best of all, the daemon can easily shut down the Pi cleanly before the regulator voltage gets too low for reliable operation. </text:p>
      <text:h text:style-name="Heading_20_3" text:outline-level="3"><text:bookmark-start text:name="__RefHeading__5566_902516158"/>Implementation <text:bookmark-end text:name="__RefHeading__5566_902516158"/></text:h>
      <text:p text:style-name="Standard">This section gives more detail of the implementation of the simbamon battery monitoring daemon. It is designed for the MoPi-2 boards, but should be quite easily reusable for other battery power projects. simbamon is an open source Linux daemon for:</text:p>
      <text:list xml:id="list3589246645656922226" text:style-name="L24">
        <text:list-item>
          <text:p text:style-name="P79">Monitoring battery levels (for us this is done via the <text:a xlink:type="simple" xlink:href="#3.3.MoPi-2 from the Command Line |outline" text:style-name="Internet_20_link" text:visited-style-name="Visited_20_Internet_20_Link"><text:span text:style-name="T9">mopicli</text:span></text:a> command)</text:p>
        </text:list-item>
        <text:list-item>
          <text:p text:style-name="P79">Sending warning messages to the user if the battery is low</text:p>
        </text:list-item>
        <text:list-item>
          <text:p text:style-name="P79">Shutting down cleanly at critical battery levels</text:p>
        </text:list-item>
        <text:list-item>
          <text:p text:style-name="P79">Managing a power supply on/off switch</text:p>
        </text:list-item>
        <text:list-item>
          <text:p text:style-name="P79"><text:soft-page-break/>Writing relevant data to the system logs. </text:p>
        </text:list-item>
      </text:list>
      <text:p text:style-name="Standard">You can find <text:a xlink:type="simple" xlink:href="https://github.com/hamishcunningham/pi-tronics/tree/master/simbamon" text:style-name="Internet_20_link" text:visited-style-name="Visited_20_Internet_20_Link">the source code</text:a> on GitHub. The core of the daemon is defined in three files:</text:p>
      <text:list xml:id="list334528515953858398" text:style-name="L25">
        <text:list-item>
          <text:p text:style-name="P80"><text:span text:style-name="T10">/etc/init.d/simbamond</text:span><text:span text:style-name="T1"> — an interface to the init subsystem that Linux uses to manage daemons (amongst other things) </text:span></text:p>
        </text:list-item>
        <text:list-item>
          <text:p text:style-name="P80"><text:span text:style-name="T10">/usr/sbin/simbamon</text:span><text:span text:style-name="T1"> — the daemon itself </text:span></text:p>
        </text:list-item>
        <text:list-item>
          <text:p text:style-name="P80"><text:span text:style-name="T10">/etc/default/simbamond</text:span><text:span text:style-name="T1"> — configuration data </text:span></text:p>
        </text:list-item>
      </text:list>
      <text:p text:style-name="Standard"><text:span text:style-name="T1">The first of these, </text:span><text:span text:style-name="T10">simbamond</text:span><text:span text:style-name="T1">, is used by the operating system to start and stop simbamon at boot or shutdown time, and can be used to control simbamon manually when required. For example this command will stop the daemon:</text:span></text:p>
      <text:p text:style-name="P9">sudo<text:span text:style-name="T24"> </text:span>service<text:span text:style-name="T24"> </text:span>simbamond<text:span text:style-name="T24"> </text:span>stop</text:p>
      <text:p text:style-name="P28">The configuration file, (also) <text:span text:style-name="T9">simbamond</text:span>, defines how simbamon will take action. Of primary interest is the last few lines, which specifies the battery configuration in <text:a xlink:type="simple" xlink:href="#3.3.MoPi-2 from the Command Line |outline" text:style-name="Internet_20_link" text:visited-style-name="Visited_20_Internet_20_Link">CLI</text:a> format. There's some generic stuff at the top too about monitoring frequency and stuff, it's pretty well explained in the file.</text:p>
      <text:p text:style-name="P17">###################################################################</text:p>
      <text:p text:style-name="P17"># local config - DON'T EDIT THIS LINE!</text:p>
      <text:p text:style-name="P17"># -wc 1 11200 10000 8800 8000</text:p>
      <text:p text:style-name="P18"># end of local config - DON'T EDIT THIS LINE EITHER!</text:p>
      <text:p text:style-name="P22">The MoPi-2 microcontroller supplies these states via the Raspberry Pi's <text:a xlink:type="simple" xlink:href="http://en.wikipedia.org/wiki/I²C" text:style-name="Internet_20_link" text:visited-style-name="Visited_20_Internet_20_Link">I</text:a><text:a xlink:type="simple" xlink:href="http://en.wikipedia.org/wiki/I²C" text:style-name="Internet_20_link" text:visited-style-name="Visited_20_Internet_20_Link"><text:span text:style-name="T6">2</text:span></text:a><text:a xlink:type="simple" xlink:href="http://en.wikipedia.org/wiki/I²C" text:style-name="Internet_20_link" text:visited-style-name="Visited_20_Internet_20_Link">C bus</text:a> (and also sets on-board indicator LEDs accordingly). The core of simbamon, a shell script that lives in <text:span text:style-name="T9">/usr/sbin/simbamon</text:span>, implements an infinite loop that checks the levels being reported every few seconds and takes any necessary action. The <text:span text:style-name="T9">wall</text:span> command is used to send messages to any user currently logged in.</text:p>
      <text:p text:style-name="P22">Here's a condensed version of the main loop (error checking, debug logging and other details omitted):</text:p>
      <text:p text:style-name="P17">while :</text:p>
      <text:p text:style-name="P17">do</text:p>
      <text:p text:style-name="P17"><text:s text:c="2"/># loop indices</text:p>
      <text:p text:style-name="P17"><text:s text:c="2"/>i=$(( ${i} + 1 )); j=$(( ${j} + 1 ))</text:p>
      <text:p text:style-name="P17"/>
      <text:p text:style-name="P17"><text:s text:c="2"/># get MoPi-2 status</text:p>
      <text:p text:style-name="P17"><text:s text:c="2"/>MOPI_STATUS="`mopicli -nl -s`"</text:p>
      <text:p text:style-name="P17"/>
      <text:p text:style-name="P17"><text:s text:c="2"/># action states (shutdown or warn)</text:p>
      <text:p text:style-name="P17"><text:s text:c="2"/>if s_forced_shutdown "$MOPI_STATUS"</text:p>
      <text:p text:style-name="P17"><text:s text:c="2"/>then</text:p>
      <text:p text:style-name="P17"><text:s text:c="4"/>wall &lt;&lt;&lt; "${NAME}: power off requested: shutting down now!!!"</text:p>
      <text:p text:style-name="P17"><text:s text:c="4"/>logger "${NAME}: shutting down (POWER_OFF; ${MOPI_STATUS})"</text:p>
      <text:p text:style-name="P17"><text:s text:c="4"/>eval "$SHUTDOWN"</text:p>
      <text:p text:style-name="P17"><text:s text:c="2"/>elif s_bat_critical "$MOPI_STATUS"</text:p>
      <text:p text:style-name="P17"><text:soft-page-break/><text:s text:c="2"/>then</text:p>
      <text:p text:style-name="P17"><text:s text:c="4"/>wall &lt;&lt;&lt; "${NAME}: battery empty: shutting down now!!!"</text:p>
      <text:p text:style-name="P17"><text:s text:c="4"/>logger "${NAME}: shutting down (BAT_SHUTDOWN; ${MOPI_STATUS})"</text:p>
      <text:p text:style-name="P17"><text:s text:c="4"/>eval "$SHUTDOWN"</text:p>
      <text:p text:style-name="P17"><text:s text:c="2"/>elif s_bat_low "$MOPI_STATUS"</text:p>
      <text:p text:style-name="P17"><text:s text:c="2"/>then</text:p>
      <text:p text:style-name="P17"><text:s text:c="4"/>if [ $PREV_WARNING -eq 0 -o $(( $i - $PREV_WARNING )) -ge $WAIT_LOOPS ]</text:p>
      <text:p text:style-name="P17"><text:s text:c="4"/>then</text:p>
      <text:p text:style-name="P17"><text:s text:c="6"/>PREV_WARNING=$i</text:p>
      <text:p text:style-name="P17"><text:s text:c="6"/>wall &lt;&lt;&lt; "${NAME}: ${LMESS} is low! connect new battery or shut down"</text:p>
      <text:p text:style-name="P17"><text:s text:c="6"/>logger "${NAME}: BAT_WARNING (${MOPI_STATUS})"</text:p>
      <text:p text:style-name="P17"><text:s text:c="4"/>fi</text:p>
      <text:p text:style-name="P17"><text:s text:c="2"/>fi</text:p>
      <text:p text:style-name="P17"/>
      <text:p text:style-name="P17"><text:s text:c="2"/># routine log messages</text:p>
      <text:p text:style-name="P17"><text:s text:c="2"/>[ "$DEBUG" = on -o ${j} -eq ${LOG_INTERVAL} ] &amp;&amp; \</text:p>
      <text:p text:style-name="P17"><text:s text:c="4"/>logger "${NAME}: ${LMESS} is ${MOPI_STATUS} at `pdate` (i=${i})" &amp;&amp; j=0</text:p>
      <text:p text:style-name="P17"/>
      <text:p text:style-name="P17"># take a break</text:p>
      <text:p text:style-name="P17"><text:s text:c="2"/>sleep ${MONITOR_FREQUENCY}</text:p>
      <text:p text:style-name="P17">done &amp;</text:p>
      <text:p text:style-name="P2">Here is the <text:a xlink:type="simple" xlink:href="https://github.com/hamishcunningham/pi-tronics/blob/master/simbamon/simbamon" text:style-name="Internet_20_link" text:visited-style-name="Visited_20_Internet_20_Link">current version of the code</text:a>.</text:p>
      <text:h text:style-name="Heading_20_3" text:outline-level="3"><text:bookmark-start text:name="__RefHeading__5568_902516158"/>Installig Simbamon <text:bookmark-end text:name="__RefHeading__5568_902516158"/></text:h>
      <text:p text:style-name="P27">The <text:a xlink:type="simple" xlink:href="http://www.raspberrypi.org/archives/tag/alex-bradbury" text:style-name="Internet_20_link" text:visited-style-name="Visited_20_Internet_20_Link">Raspbian maintainers</text:a> have been kind enough to include simbamon in their repository, so you can just do this (as <text:a xlink:type="simple" xlink:href="#2.2.1.Quick Start |outline" text:style-name="Internet_20_link" text:visited-style-name="Visited_20_Internet_20_Link">noted above</text:a>):</text:p>
      <text:p text:style-name="P14">sudo<text:span text:style-name="T24"> </text:span>apt-get<text:span text:style-name="T24"> </text:span>install<text:span text:style-name="T24"> </text:span>simbamond </text:p>
      <text:p text:style-name="P2">Our software is also available from an <text:a xlink:type="simple" xlink:href="https://launchpad.net/~hamish-dcs/+archive/pi-gate" text:style-name="Internet_20_link" text:visited-style-name="Visited_20_Internet_20_Link">Ubuntu Personal Package Archive</text:a> (PPA). (The Ubuntu infrastructure doesn't currently work for binary Pi packages, but simbamon and the rest of the MoPi-2 suite is implemented in script (shell and Python), so we're ok in this case.)<text:a xlink:type="simple" xlink:href="#Footnote8" text:style-name="Internet_20_link" text:visited-style-name="Visited_20_Internet_20_Link"><text:span text:style-name="T6">8</text:span></text:a> To install from this archive:</text:p>
      <text:p text:style-name="P29"><text:span text:style-name="T23">1</text:span>. Add this line to <text:span text:style-name="T9">/etc/apt/</text:span><text:span text:style-name="T24"> </text:span>sources.list:</text:p>
      <text:p text:style-name="P29"><text:tab/><text:span text:style-name="T19">deb http://ppa.launchpad.net/hamish-dcs/pi-gate/ubuntu precise main</text:span></text:p>
      <text:p text:style-name="P29">You can use a text editor (e.g. nano) to do this, or paste this one-liner into a terminal prompt:</text:p>
      <text:p text:style-name="P29"><text:tab/><text:span text:style-name="T19">echo deb http://ppa.launchpad.net/hamish-dcs/pi-gate/ubuntu precise </text:span></text:p>
      <text:p text:style-name="P8"><text:tab/>main |sudo tee -a /etc/apt/sources.list</text:p>
      <text:p text:style-name="P28"><text:span text:style-name="T23">2</text:span>. Import the <text:a xlink:type="simple" xlink:href="http://www.gnupg.org/" text:style-name="Internet_20_link" text:visited-style-name="Visited_20_Internet_20_Link">GPG</text:a> encryption key from Ubuntu so that the Pi can verify the package's validity:</text:p>
      <text:p text:style-name="P32"><text:tab/>sudo apt-key adv --recv-keys --keyserver keyserver.ubuntu.com </text:p>
      <text:p text:style-name="P8"><text:soft-page-break/><text:tab/>--recv-key 6C12C1CF</text:p>
      <text:p text:style-name="P29"><text:span text:style-name="T23">3</text:span>. Update your list of available packages (this may take a couple of minutes):</text:p>
      <text:p text:style-name="P5"><text:tab/><text:span text:style-name="T19">sudo apt-get update </text:span></text:p>
      <text:p text:style-name="P29"><text:span text:style-name="T23">4</text:span>. Install the package:</text:p>
      <text:p text:style-name="P2"><text:s text:c="2"/><text:tab/><text:span text:style-name="T19">sudo apt-get install simbamond</text:span></text:p>
      <text:p text:style-name="P2">(You may ignore errors referring to module loading here — see <text:a xlink:type="simple" xlink:href="#faq-mkmod-error" text:style-name="Internet_20_link" text:visited-style-name="Visited_20_Internet_20_Link">above</text:a> for details.)</text:p>
      <text:p text:style-name="P2">And that's it!</text:p>
      <text:p text:style-name="P28"><text:span text:style-name="T23">Note:</text:span> the above gets you the most recent stable release; if you want to live on the edge, you can get more recent experimental builds by adding the snapshot PPA to your sources list, e.g.:</text:p>
      <text:p text:style-name="P37"><text:tab/><text:span text:style-name="T19">echo deb </text:span><text:a xlink:type="simple" xlink:href="http://ppa.launchpad.net/hamish-dcs/pi-gate-snapshots/" text:style-name="Internet_20_link" text:visited-style-name="Visited_20_Internet_20_Link"><text:span text:style-name="T19">http://ppa.launchpad.net/hamish-dcs/pi-gate-snapshots/</text:span></text:a></text:p>
      <text:p text:style-name="P39"><text:tab/>ubuntu precise main |sudo tee -a /etc/apt/sources.list</text:p>
      <text:p text:style-name="P42">Footnotes</text:p>
      <text:p text:style-name="P2"><text:bookmark text:name="Footnote1"/>1. We quote a 6.5V to 24V max voltage to leave some headroom. We've run the board between 6.0V and 25V but don't recommend it as a general rule. </text:p>
      <text:p text:style-name="Standard"><text:bookmark text:name="Footnote2"/><text:span text:style-name="T1">2. Ignore </text:span><text:a xlink:type="simple" xlink:href="#faq-mkmod-error" text:style-name="Internet_20_link" text:visited-style-name="Visited_20_Internet_20_Link">errors related to </text:a><text:a xlink:type="simple" xlink:href="#faq-mkmod-error" text:style-name="Internet_20_link" text:visited-style-name="Visited_20_Internet_20_Link"><text:span text:style-name="T1">kmod</text:span></text:a><text:span text:style-name="T1">. </text:span></text:p>
      <text:p text:style-name="Standard"><text:bookmark text:name="Footnote3"/>3. Note that when MoPi-2 powers up the Pi, it then waits 60 seconds for the boot process to finish. During this period power off requests will be ignored. </text:p>
      <text:p text:style-name="Standard"><text:bookmark text:name="Footnote4"/>4. Our Configuration Tool is a command line user interface, similar to raspi-config.</text:p>
      <text:p text:style-name="Standard"><text:bookmark text:name="Footnote5"/>5. Confusingly the names of the files as they live in the source package are different from their names when installed. If you don't like being confused, you might want to avoid talking to computer people as a general rule. For example, the MoPi-2 board works on milivolts; the I<text:span text:style-name="T6">2</text:span>C communication uses centivolts; the user interface uses volts; the API uses milivolts. And all for good reasons!</text:p>
      <text:p text:style-name="Standard"><text:bookmark text:name="Footnote6"/>6. And no one complained about the whitespace rules! Who'd have thought it?!</text:p>
      <text:p text:style-name="Standard"><text:bookmark text:name="Footnote7"/>7. In common with most daemons, simbamon is written in shell script.</text:p>
      <text:p text:style-name="Standard"><text:bookmark text:name="Footnote8"/>8. The main archive (for stable releases) is at <text:a xlink:type="simple" xlink:href="https://launchpad.net/~hamish-dcs/+archive/pi-gate" text:style-name="Internet_20_link" text:visited-style-name="Visited_20_Internet_20_Link">https://launchpad.net/~hamish-dcs/+archive/pi-gate</text:a> with a development snapshot archive at <text:a xlink:type="simple" xlink:href="https://launchpad.net/~hamish-dcs/+archive/pi-gate-snapshots" text:style-name="Internet_20_link" text:visited-style-name="Visited_20_Internet_20_Link">https://launchpad.net/~hamish-dcs/+archive/pi-gate-snapshots</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Courier New1" svg:font-family="'Courier New'" style:font-adornments="Обикновен"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Обикновен"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line-height="120%" fo:text-align="start" style:justify-single-word="false" fo:orphans="2" fo:widows="2" style:writing-mode="lr-tb"/>
      <style:text-properties style:use-window-font-color="true" style:font-name="Arial" fo:font-size="12pt" fo:language="en" fo:country="US" style:font-name-asian="Times New Roman" style:font-size-asian="11pt" style:font-name-complex="Arial"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Black" fo:font-size="20pt" fo:font-weight="900" style:font-name-asian="SimSun" style:font-size-asian="14pt" style:font-name-complex="Mangal" style:font-size-complex="14pt"/>
    </style:style>
    <style:style style:name="Text_20_body" style:display-name="Text body" style:family="paragraph" style:parent-style-name="Standard" style:class="text">
      <style:paragraph-properties fo:margin-left="0cm" fo:margin-right="0cm" fo:text-align="start" style:justify-single-word="false" fo:text-indent="0cm" style:auto-text-indent="false" style:text-autospace="none"/>
      <style:text-properties style:font-size-complex="11pt"/>
    </style:style>
    <style:style style:name="Subtitle" style:family="paragraph" style:parent-style-name="Standard" style:next-style-name="Text_20_body" style:class="chapter">
      <style:paragraph-properties fo:margin-top="0.847cm" fo:margin-bottom="0.423cm" fo:text-align="center" style:justify-single-word="false"/>
      <style:text-properties fo:font-size="20pt" fo:font-style="italic" fo:font-weight="bold" style:font-size-asian="20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4cm" fo:margin-bottom="0.3cm" fo:line-height="100%" fo:text-indent="0cm" style:auto-text-indent="false" fo:padding="0cm" fo:border="none" style:shadow="none" fo:keep-with-next="always"/>
      <style:text-properties fo:font-variant="normal" fo:text-transform="non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cm" fo:margin-bottom="0.3cm" fo:line-height="100%" fo:text-indent="0cm" style:auto-text-indent="false" style:shadow="none" fo:keep-with-next="always"/>
      <style:text-properties fo:font-size="14pt" fo:font-style="italic"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199cm" fo:margin-bottom="0.3cm" fo:line-height="100%" fo:text-indent="0cm" style:auto-text-indent="false" fo:keep-with-next="always">
        <style:tab-stops>
          <style:tab-stop style:position="1cm"/>
        </style:tab-stops>
      </style:paragraph-properties>
      <style:text-properties fo:font-size="12pt" fo:font-style="normal" fo:font-weight="bold"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weight="bold"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size-complex="11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List_20_3_20__28_user_29_" style:display-name="List 3 (user)" style:family="paragraph" style:parent-style-name="List">
      <style:paragraph-properties fo:margin-left="2.54cm" fo:margin-right="0cm" fo:margin-top="0cm" fo:margin-bottom="0.141cm" fo:text-align="start" style:justify-single-word="false" fo:text-indent="-0.635cm" style:auto-text-indent="false" style:text-autospace="none">
        <style:tab-stops>
          <style:tab-stop style:position="2.54cm"/>
        </style:tab-stops>
      </style:paragraph-properties>
      <style:text-properties style:font-size-complex="11pt"/>
    </style:style>
    <style:style style:name="List_20_5_20__28_user_29_" style:display-name="List 5 (user)" style:family="paragraph" style:parent-style-name="List">
      <style:paragraph-properties fo:margin-left="3.81cm" fo:margin-right="0cm" fo:margin-top="0cm" fo:margin-bottom="0.141cm" fo:text-align="start" style:justify-single-word="false" fo:text-indent="-0.635cm" style:auto-text-indent="false" style:text-autospace="none">
        <style:tab-stops>
          <style:tab-stop style:position="3.81cm"/>
        </style:tab-stops>
      </style:paragraph-properties>
      <style:text-properties style:font-size-complex="11pt"/>
    </style:style>
    <style:style style:name="List_20_Continue" style:display-name="List Continue" style:family="paragraph" style:parent-style-name="Standard">
      <style:paragraph-properties fo:margin-left="0.499cm" fo:margin-right="0cm" fo:text-indent="0cm" style:auto-text-indent="false"/>
    </style:style>
    <style:style style:name="List_20_Continue_20_5" style:display-name="List Continue 5" style:family="paragraph" style:parent-style-name="List_20_Continue" style:list-style-name="WW8StyleNum">
      <style:paragraph-properties fo:margin-left="3.81cm" fo:margin-right="0cm" fo:margin-top="0cm" fo:margin-bottom="0.282cm" fo:text-align="start" style:justify-single-word="false" fo:text-indent="-0.635cm" style:auto-text-indent="false" style:text-autospace="none"/>
      <style:text-properties style:font-size-complex="11pt"/>
    </style:style>
    <style:style style:name="Body_20_Text_20_2" style:display-name="Body Text 2" style:family="paragraph" style:parent-style-name="Standard">
      <style:paragraph-properties fo:margin-top="0cm" fo:margin-bottom="0cm"/>
      <style:text-properties fo:color="#ff0000" text:display="none"/>
    </style:style>
    <style:style style:name="Text_20_body_20_indent" style:display-name="Text body indent" style:family="paragraph" style:parent-style-name="Standard" style:class="text">
      <style:paragraph-properties fo:margin-left="2.54cm" fo:margin-right="0cm" fo:text-indent="0cm" style:auto-text-indent="false"/>
      <style:text-properties fo:color="#ff0000" text:display="non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fo:line-height="10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0.64cm" fo:margin-right="0cm" fo:text-indent="0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fo:color="#000000" style:font-name="Arial" fo:font-size="16pt" fo:font-style="normal" style:text-underline-style="none" fo:font-weight="bold" style:font-size-asian="16pt" style:font-style-asian="normal" style:font-weight-asian="bold"/>
    </style:style>
    <style:style style:name="WW8Num4z1" style:family="text">
      <style:text-properties style:font-name="Arial" fo:font-size="14pt" style:font-size-asian="14pt"/>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175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3.81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3.81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4.445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5.08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1.058cm"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order="0.088cm solid #000000" fo:padding="0.04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5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графики9" text:anchor-type="paragraph" svg:x="14.716cm" svg:y="0cm" svg:width="4.001cm" svg:height="1.221cm" draw:z-index="0"><draw:image xlink:href="Pictures/100000000000030900000102B14E607C.jpg" xlink:type="simple" xlink:show="embed" xlink:actuate="onLoad"/></draw:frame></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Pi-2_Web</dc:title>
    <meta:creation-date>2018-06-29T17:59:23.82</meta:creation-date>
    <meta:editing-cycles>7</meta:editing-cycles>
    <meta:editing-duration>PT3H13M47S</meta:editing-duration>
    <meta:generator>OpenOffice/4.1.5$Win32 OpenOffice.org_project/415m1$Build-9789</meta:generator>
    <meta:initial-creator>Lubo Bonchev</meta:initial-creator>
    <dc:subject>MoPi-2 User Guide</dc:subject>
    <dc:date>2018-07-05T14:22:24.90</dc:date>
    <dc:creator>Lubo Bonchev</dc:creator>
    <meta:document-statistic meta:table-count="6" meta:image-count="20" meta:object-count="0" meta:page-count="30" meta:paragraph-count="515" meta:word-count="7596" meta:character-count="44323"/>
  </office:meta>
</office:document-meta>
</file>

<file path=VersionList.xml><?xml version="1.0" encoding="utf-8"?>
<VL:version-list xmlns:dc="http://purl.org/dc/elements/1.1/" xmlns:VL="http://openoffice.org/2001/versions-list">
  <VL:version-entry VL:title="Version1" VL:comment="1.0 Initial release. " VL:creator="Lubo Bonchev" dc:date-time="2018-06-29T18:00:11"/>
</VL:version-list>
</file>